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3300"/>
      <style:text-properties fo:color="#EEEEEE"/>
    </style:style>
    <style:style style:name="ce3" style:family="table-cell" style:parent-style-name="Default" style:data-style-name="N0">
      <style:table-cell-properties fo:background-color="#CC3300"/>
      <style:text-properties fo:color="#EEEEEE" fo:font-size="10pt" style:font-size-asian="10pt" style:font-size-complex="10pt"/>
    </style:style>
    <style:style style:name="ce4" style:family="table-cell" style:parent-style-name="Default" style:data-style-name="N0">
      <style:text-properties fo:color="#000000" style:font-name="Ubuntu" style:font-name-asian="Ubuntu" style:font-name-complex="Ubuntu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B2B2B2"/>
      <style:text-properties fo:color="#000000" style:font-name="Ubuntu" style:font-name-asian="Ubuntu" style:font-name-complex="Ubuntu" fo:font-size="10pt" style:font-size-asian="10pt" style:font-size-complex="10pt"/>
    </style:style>
    <style:style style:name="ce7" style:family="table-cell" style:parent-style-name="Default" style:data-style-name="N15"/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CCFF66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alysis0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8"/>
        <table:table-column table:style-name="co2" table:number-columns-repeated="1015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Combination</text:p>
          </table:table-cell>
          <table:table-cell office:value-type="string" table:style-name="ce2">
            <text:p>Error X</text:p>
          </table:table-cell>
          <table:table-cell office:value-type="string" table:style-name="ce2">
            <text:p>Error Y</text:p>
          </table:table-cell>
          <table:table-cell office:value-type="string" table:style-name="ce2">
            <text:p>Error Z</text:p>
          </table:table-cell>
          <table:table-cell office:value-type="string" table:style-name="ce2">
            <text:p>Error <text:s/>Rij</text:p>
          </table:table-cell>
          <table:table-cell office:value-type="string" table:style-name="ce2">
            <text:p>Error Rik</text:p>
          </table:table-cell>
          <table:table-cell office:value-type="string" table:style-name="ce2">
            <text:p>Error <text:s/>Rjk</text:p>
          </table:table-cell>
          <table:table-cell office:value-type="string" table:style-name="ce2">
            <text:p>Error <text:s/>Rkl</text:p>
          </table:table-cell>
          <table:table-cell office:value-type="string" table:style-name="ce3">
            <text:p>Error Range</text:p>
          </table:table-cell>
          <table:table-cell office:value-type="string" table:style-name="ce2">
            <text:p>Average Rxx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number-columns-spanned="1" table:number-rows-spanned="4" table:style-name="ce9">
            <text:p>1</text:p>
          </table:table-cell>
          <table:table-cell office:value-type="float" office:value="0.41848764999999999" table:style-name="ce1">
            <text:p>0.41848765</text:p>
          </table:table-cell>
          <table:table-cell office:value-type="float" office:value="-0.53095552999999995" table:style-name="ce1">
            <text:p>-0.53095553</text:p>
          </table:table-cell>
          <table:table-cell office:value-type="float" office:value="95.125696399999995" table:style-name="ce1">
            <text:p>95.1256964</text:p>
          </table:table-cell>
          <table:table-cell office:value-type="float" office:value="47.941363182899998" table:style-name="ce1">
            <text:p>47.94136318</text:p>
          </table:table-cell>
          <table:table-cell office:value-type="float" office:value="4.0534484233799999" table:style-name="ce1">
            <text:p>4.053448423</text:p>
          </table:table-cell>
          <table:table-cell office:value-type="float" office:value="43.887914759600001" table:style-name="ce1">
            <text:p>43.88791476</text:p>
          </table:table-cell>
          <table:table-cell office:value-type="float" office:value="-1.20294540012" table:style-name="ce1">
            <text:p>-1.2029454</text:p>
          </table:table-cell>
          <table:table-cell office:value-type="float" office:value="95.128098694723278" table:formula="of:=SQRT([.B2]^2+[.C2]^2+[.D2]^2)" table:style-name="ce4">
            <text:p>95.12809869</text:p>
          </table:table-cell>
          <table:table-cell office:value-type="float" office:value="24.271417941499998" table:formula="of:=AVERAGE(ABS([.E2]);ABS( [.F2]);ABS([.G2]);ABS([.H2]))" table:style-name="ce1">
            <text:p>24.2714179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.5358857800000001" table:style-name="ce1">
            <text:p>1.53588578</text:p>
          </table:table-cell>
          <table:table-cell office:value-type="float" office:value="-1.9428174499999999" table:style-name="ce1">
            <text:p>-1.94281745</text:p>
          </table:table-cell>
          <table:table-cell office:value-type="float" office:value="207.98303892999999" table:style-name="ce1">
            <text:p>207.9830389</text:p>
          </table:table-cell>
          <table:table-cell office:value-type="float" office:value="44.563235683899997" table:style-name="ce1">
            <text:p>44.56323568</text:p>
          </table:table-cell>
          <table:table-cell office:value-type="float" office:value="2.5867906199299999" table:style-name="ce1">
            <text:p>2.58679062</text:p>
          </table:table-cell>
          <table:table-cell office:value-type="float" office:value="41.976445064000004" table:style-name="ce1">
            <text:p>41.97644506</text:p>
          </table:table-cell>
          <table:table-cell office:value-type="float" office:value="-0.64135354616200002" table:style-name="ce1">
            <text:p>-0.641353546</text:p>
          </table:table-cell>
          <table:table-cell office:value-type="float" office:value="207.99778356350609" table:formula="of:=SQRT([.B3]^2+[.C3]^2+[.D3]^2)" table:style-name="ce4">
            <text:p>207.9977836</text:p>
          </table:table-cell>
          <table:table-cell office:value-type="float" office:value="22.441956228497997" table:formula="of:=AVERAGE(ABS([.E3]);ABS( [.F3]);ABS([.G3]);ABS([.H3]))" table:style-name="ce1">
            <text:p>22.4419562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2.9673871200000002" table:style-name="ce1">
            <text:p>2.96738712</text:p>
          </table:table-cell>
          <table:table-cell office:value-type="float" office:value="-3.7896317700000002" table:style-name="ce1">
            <text:p>-3.78963177</text:p>
          </table:table-cell>
          <table:table-cell office:value-type="float" office:value="293.47357314999999" table:style-name="ce1">
            <text:p>293.4735732</text:p>
          </table:table-cell>
          <table:table-cell office:value-type="float" office:value="23.1244789661" table:style-name="ce1">
            <text:p>23.12447897</text:p>
          </table:table-cell>
          <table:table-cell office:value-type="float" office:value="1.2128884096200001" table:style-name="ce1">
            <text:p>1.21288841</text:p>
          </table:table-cell>
          <table:table-cell office:value-type="float" office:value="21.9115905564" table:style-name="ce1">
            <text:p>21.91159056</text:p>
          </table:table-cell>
          <table:table-cell office:value-type="float" office:value="-0.28780370450100001" table:style-name="ce1">
            <text:p>-0.287803705</text:p>
          </table:table-cell>
          <table:table-cell office:value-type="float" office:value="293.51304031115984" table:formula="of:=SQRT([.B4]^2+[.C4]^2+[.D4]^2)" table:style-name="ce4">
            <text:p>293.5130403</text:p>
          </table:table-cell>
          <table:table-cell office:value-type="float" office:value="11.63419040915525" table:formula="of:=AVERAGE(ABS([.E4]);ABS( [.F4]);ABS([.G4]);ABS([.H4]))" table:style-name="ce1">
            <text:p>11.6341904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4.5535933599999998" table:style-name="ce1">
            <text:p>4.55359336</text:p>
          </table:table-cell>
          <table:table-cell office:value-type="float" office:value="-5.8386313899999998" table:style-name="ce1">
            <text:p>-5.83863139</text:p>
          </table:table-cell>
          <table:table-cell office:value-type="float" office:value="377.47326644999998" table:style-name="ce1">
            <text:p>377.4732665</text:p>
          </table:table-cell>
          <table:table-cell office:value-type="float" office:value="14.2766368433" table:style-name="ce1">
            <text:p>14.27663684</text:p>
          </table:table-cell>
          <table:table-cell office:value-type="float" office:value="0.70006638378300001" table:style-name="ce1">
            <text:p>0.700066384</text:p>
          </table:table-cell>
          <table:table-cell office:value-type="float" office:value="13.576570459499999" table:style-name="ce1">
            <text:p>13.57657046</text:p>
          </table:table-cell>
          <table:table-cell office:value-type="float" office:value="-0.163351275056" table:style-name="ce1">
            <text:p>-0.163351275</text:p>
          </table:table-cell>
          <table:table-cell office:value-type="float" office:value="377.54588027606553" table:formula="of:=SQRT([.B5]^2+[.C5]^2+[.D5]^2)" table:style-name="ce4">
            <text:p>377.5458803</text:p>
          </table:table-cell>
          <table:table-cell office:value-type="float" office:value="7.1791562404097498" table:formula="of:=AVERAGE(ABS([.E5]);ABS( [.F5]);ABS([.G5]);ABS([.H5]))" table:style-name="ce1">
            <text:p>7.17915624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2" table:number-columns-spanned="1" table:number-rows-spanned="4" table:style-name="ce9">
            <text:p>2</text:p>
          </table:table-cell>
          <table:table-cell office:value-type="float" office:value="0.13382477000000001" table:style-name="ce1">
            <text:p>0.13382477</text:p>
          </table:table-cell>
          <table:table-cell office:value-type="float" office:value="-0.47842386999999997" table:style-name="ce1">
            <text:p>-0.47842387</text:p>
          </table:table-cell>
          <table:table-cell office:value-type="float" office:value="51.440910969999997" table:style-name="ce1">
            <text:p>51.44091097</text:p>
          </table:table-cell>
          <table:table-cell office:value-type="float" office:value="29.352563495199998" table:style-name="ce1">
            <text:p>29.3525635</text:p>
          </table:table-cell>
          <table:table-cell office:value-type="float" office:value="3.8529173818100002" table:style-name="ce1">
            <text:p>3.852917382</text:p>
          </table:table-cell>
          <table:table-cell office:value-type="float" office:value="25.499646113400001" table:style-name="ce1">
            <text:p>25.49964611</text:p>
          </table:table-cell>
          <table:table-cell office:value-type="float" office:value="-2.3217133026100001" table:style-name="ce1">
            <text:p>-2.321713303</text:p>
          </table:table-cell>
          <table:table-cell office:value-type="float" office:value="51.443309768053588" table:formula="of:=SQRT([.B7]^2+[.C7]^2+[.D7]^2)" table:style-name="ce4">
            <text:p>51.44330977</text:p>
          </table:table-cell>
          <table:table-cell office:value-type="float" office:value="15.256710073254999" table:formula="of:=AVERAGE(ABS([.E7]);ABS( [.F7]);ABS([.G7]);ABS([.H7]))" table:style-name="ce1">
            <text:p>15.2567100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49471784000000002" table:style-name="ce1">
            <text:p>0.49471784</text:p>
          </table:table-cell>
          <table:table-cell office:value-type="float" office:value="-1.3150897699999999" table:style-name="ce1">
            <text:p>-1.31508977</text:p>
          </table:table-cell>
          <table:table-cell office:value-type="float" office:value="105.58517466000001" table:style-name="ce1">
            <text:p>105.5851747</text:p>
          </table:table-cell>
          <table:table-cell office:value-type="float" office:value="25.612806024400001" table:style-name="ce1">
            <text:p>25.61280602</text:p>
          </table:table-cell>
          <table:table-cell office:value-type="float" office:value="2.5209525017100001" table:style-name="ce1">
            <text:p>2.520952502</text:p>
          </table:table-cell>
          <table:table-cell office:value-type="float" office:value="23.091853522699999" table:style-name="ce1">
            <text:p>23.09185352</text:p>
          </table:table-cell>
          <table:table-cell office:value-type="float" office:value="-1.53963562098" table:style-name="ce1">
            <text:p>-1.539635621</text:p>
          </table:table-cell>
          <table:table-cell office:value-type="float" office:value="105.59452312893448" table:formula="of:=SQRT([.B8]^2+[.C8]^2+[.D8]^2)" table:style-name="ce4">
            <text:p>105.5945231</text:p>
          </table:table-cell>
          <table:table-cell office:value-type="float" office:value="13.1913119174475" table:formula="of:=AVERAGE(ABS([.E8]);ABS( [.F8]);ABS([.G8]);ABS([.H8]))" table:style-name="ce1">
            <text:p>13.19131192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.03111069" table:style-name="ce1">
            <text:p>1.03111069</text:p>
          </table:table-cell>
          <table:table-cell office:value-type="float" office:value="-2.3056874700000001" table:style-name="ce1">
            <text:p>-2.30568747</text:p>
          </table:table-cell>
          <table:table-cell office:value-type="float" office:value="147.96838360999999" table:style-name="ce1">
            <text:p>147.9683836</text:p>
          </table:table-cell>
          <table:table-cell office:value-type="float" office:value="10.6297455847" table:style-name="ce1">
            <text:p>10.62974558</text:p>
          </table:table-cell>
          <table:table-cell office:value-type="float" office:value="1.1950877849599999" table:style-name="ce1">
            <text:p>1.195087785</text:p>
          </table:table-cell>
          <table:table-cell office:value-type="float" office:value="9.4346577997200001" table:style-name="ce1">
            <text:p>9.4346578</text:p>
          </table:table-cell>
          <table:table-cell office:value-type="float" office:value="-0.73371493734899995" table:style-name="ce1">
            <text:p>-0.733714937</text:p>
          </table:table-cell>
          <table:table-cell office:value-type="float" office:value="147.9899386178684" table:formula="of:=SQRT([.B9]^2+[.C9]^2+[.D9]^2)" table:style-name="ce4">
            <text:p>147.9899386</text:p>
          </table:table-cell>
          <table:table-cell office:value-type="float" office:value="5.4983015266822495" table:formula="of:=AVERAGE(ABS([.E9]);ABS( [.F9]);ABS([.G9]);ABS([.H9]))" table:style-name="ce1">
            <text:p>5.49830152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.7562350200000001" table:style-name="ce1">
            <text:p>1.75623502</text:p>
          </table:table-cell>
          <table:table-cell office:value-type="float" office:value="-3.5446947500000001" table:style-name="ce1">
            <text:p>-3.54469475</text:p>
          </table:table-cell>
          <table:table-cell office:value-type="float" office:value="191.28260301" table:style-name="ce1">
            <text:p>191.282603</text:p>
          </table:table-cell>
          <table:table-cell office:value-type="float" office:value="4.6447017868299998" table:style-name="ce1">
            <text:p>4.644701787</text:p>
          </table:table-cell>
          <table:table-cell office:value-type="float" office:value="0.69589364662499997" table:style-name="ce1">
            <text:p>0.695893647</text:p>
          </table:table-cell>
          <table:table-cell office:value-type="float" office:value="3.9488081402100002" table:style-name="ce1">
            <text:p>3.94880814</text:p>
          </table:table-cell>
          <table:table-cell office:value-type="float" office:value="-0.42884098945100002" table:style-name="ce1">
            <text:p>-0.428840989</text:p>
          </table:table-cell>
          <table:table-cell office:value-type="float" office:value="191.32350466316839" table:formula="of:=SQRT([.B10]^2+[.C10]^2+[.D10]^2)" table:style-name="ce4">
            <text:p>191.3235047</text:p>
          </table:table-cell>
          <table:table-cell office:value-type="float" office:value="2.4295611407790001" table:formula="of:=AVERAGE(ABS([.E10]);ABS( [.F10]);ABS([.G10]);ABS([.H10]))" table:style-name="ce1">
            <text:p>2.429561141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3" table:number-columns-spanned="1" table:number-rows-spanned="4" table:style-name="ce9">
            <text:p>3</text:p>
          </table:table-cell>
          <table:table-cell office:value-type="float" office:value="0.10592238" table:style-name="ce1">
            <text:p>0.10592238</text:p>
          </table:table-cell>
          <table:table-cell office:value-type="float" office:value="-0.20921930999999999" table:style-name="ce1">
            <text:p>-0.20921931</text:p>
          </table:table-cell>
          <table:table-cell office:value-type="float" office:value="20.838942580000001" table:style-name="ce1">
            <text:p>20.83894258</text:p>
          </table:table-cell>
          <table:table-cell office:value-type="float" office:value="11.9063205634" table:style-name="ce1">
            <text:p>11.90632056</text:p>
          </table:table-cell>
          <table:table-cell office:value-type="float" office:value="0.64856076825499998" table:style-name="ce1">
            <text:p>0.648560768</text:p>
          </table:table-cell>
          <table:table-cell office:value-type="float" office:value="11.2577597952" table:style-name="ce1">
            <text:p>11.2577598</text:p>
          </table:table-cell>
          <table:table-cell office:value-type="float" office:value="-0.36271827416199998" table:style-name="ce1">
            <text:p>-0.362718274</text:p>
          </table:table-cell>
          <table:table-cell office:value-type="float" office:value="20.840261997460559" table:formula="of:=SQRT([.B12]^2+[.C12]^2+[.D12]^2)" table:style-name="ce4">
            <text:p>20.840262</text:p>
          </table:table-cell>
          <table:table-cell office:value-type="float" office:value="6.0438398502542494" table:formula="of:=AVERAGE(ABS([.E12]);ABS( [.F12]);ABS([.G12]);ABS([.H12]))" table:style-name="ce1">
            <text:p>6.0438398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33486483" table:style-name="ce1">
            <text:p>0.33486483</text:p>
          </table:table-cell>
          <table:table-cell office:value-type="float" office:value="-0.57323544000000004" table:style-name="ce1">
            <text:p>-0.57323544</text:p>
          </table:table-cell>
          <table:table-cell office:value-type="float" office:value="42.535035989999997" table:style-name="ce1">
            <text:p>42.53503599</text:p>
          </table:table-cell>
          <table:table-cell office:value-type="float" office:value="10.3498419871" table:style-name="ce1">
            <text:p>10.34984199</text:p>
          </table:table-cell>
          <table:table-cell office:value-type="float" office:value="0.41037578412199999" table:style-name="ce1">
            <text:p>0.410375784</text:p>
          </table:table-cell>
          <table:table-cell office:value-type="float" office:value="9.9394662030099994" table:style-name="ce1">
            <text:p>9.939466203</text:p>
          </table:table-cell>
          <table:table-cell office:value-type="float" office:value="-0.24969890885400001" table:style-name="ce1">
            <text:p>-0.249698909</text:p>
          </table:table-cell>
          <table:table-cell office:value-type="float" office:value="42.540216501501703" table:formula="of:=SQRT([.B13]^2+[.C13]^2+[.D13]^2)" table:style-name="ce4">
            <text:p>42.5402165</text:p>
          </table:table-cell>
          <table:table-cell office:value-type="float" office:value="5.2373457207714997" table:formula="of:=AVERAGE(ABS([.E13]);ABS( [.F13]);ABS([.G13]);ABS([.H13]))" table:style-name="ce1">
            <text:p>5.23734572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62710049000000001" table:style-name="ce1">
            <text:p>0.62710049</text:p>
          </table:table-cell>
          <table:table-cell office:value-type="float" office:value="-1.0095844899999999" table:style-name="ce1">
            <text:p>-1.00958449</text:p>
          </table:table-cell>
          <table:table-cell office:value-type="float" office:value="59.450481949999997" table:style-name="ce1">
            <text:p>59.45048195</text:p>
          </table:table-cell>
          <table:table-cell office:value-type="float" office:value="4.30620761593" table:style-name="ce1">
            <text:p>4.306207616</text:p>
          </table:table-cell>
          <table:table-cell office:value-type="float" office:value="0.193023472035" table:style-name="ce1">
            <text:p>0.193023472</text:p>
          </table:table-cell>
          <table:table-cell office:value-type="float" office:value="4.1131841438899999" table:style-name="ce1">
            <text:p>4.113184144</text:p>
          </table:table-cell>
          <table:table-cell office:value-type="float" office:value="-0.119364364757" table:style-name="ce1">
            <text:p>-0.119364365</text:p>
          </table:table-cell>
          <table:table-cell office:value-type="float" office:value="59.462360531299815" table:formula="of:=SQRT([.B14]^2+[.C14]^2+[.D14]^2)" table:style-name="ce4">
            <text:p>59.46236053</text:p>
          </table:table-cell>
          <table:table-cell office:value-type="float" office:value="2.1829448991530001" table:formula="of:=AVERAGE(ABS([.E14]);ABS( [.F14]);ABS([.G14]);ABS([.H14]))" table:style-name="ce1">
            <text:p>2.18294489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99989941999999998" table:style-name="ce1">
            <text:p>0.99989942</text:p>
          </table:table-cell>
          <table:table-cell office:value-type="float" office:value="-1.5544254399999999" table:style-name="ce1">
            <text:p>-1.55442544</text:p>
          </table:table-cell>
          <table:table-cell office:value-type="float" office:value="76.641502160000002" table:style-name="ce1">
            <text:p>76.64150216</text:p>
          </table:table-cell>
          <table:table-cell office:value-type="float" office:value="1.88865556353" table:style-name="ce1">
            <text:p>1.888655564</text:p>
          </table:table-cell>
          <table:table-cell office:value-type="float" office:value="0.112059567618" table:style-name="ce1">
            <text:p>0.112059568</text:p>
          </table:table-cell>
          <table:table-cell office:value-type="float" office:value="1.7765959959099999" table:style-name="ce1">
            <text:p>1.776595996</text:p>
          </table:table-cell>
          <table:table-cell office:value-type="float" office:value="-6.9783417566200004E-2" table:style-name="ce1">
            <text:p>-0.069783418</text:p>
          </table:table-cell>
          <table:table-cell office:value-type="float" office:value="76.663784739862152" table:formula="of:=SQRT([.B15]^2+[.C15]^2+[.D15]^2)" table:style-name="ce4">
            <text:p>76.66378474</text:p>
          </table:table-cell>
          <table:table-cell office:value-type="float" office:value="0.96177363615604994" table:formula="of:=AVERAGE(ABS([.E15]);ABS( [.F15]);ABS([.G15]);ABS([.H15]))" table:style-name="ce1">
            <text:p>0.961773636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4" table:number-columns-spanned="1" table:number-rows-spanned="4" table:style-name="ce9">
            <text:p>4</text:p>
          </table:table-cell>
          <table:table-cell office:value-type="float" office:value="-0.35600705999999999" table:style-name="ce1">
            <text:p>-0.35600706</text:p>
          </table:table-cell>
          <table:table-cell office:value-type="float" office:value="0.64224035000000002" table:style-name="ce1">
            <text:p>0.64224035</text:p>
          </table:table-cell>
          <table:table-cell office:value-type="float" office:value="-73.083319520000003" table:style-name="ce1">
            <text:p>-73.08331952</text:p>
          </table:table-cell>
          <table:table-cell office:value-type="float" office:value="-39.538982384900002" table:style-name="ce1">
            <text:p>-39.53898238</text:p>
          </table:table-cell>
          <table:table-cell office:value-type="float" office:value="0.69009968727600002" table:style-name="ce1">
            <text:p>0.690099687</text:p>
          </table:table-cell>
          <table:table-cell office:value-type="float" office:value="-40.229082072200001" table:style-name="ce1">
            <text:p>-40.22908207</text:p>
          </table:table-cell>
          <table:table-cell office:value-type="float" office:value="-4.8106750325399998" table:style-name="ce1">
            <text:p>-4.810675033</text:p>
          </table:table-cell>
          <table:table-cell office:value-type="float" office:value="73.087008460849944" table:formula="of:=SQRT([.B17]^2+[.C17]^2+[.D17]^2)" table:style-name="ce4">
            <text:p>73.08700846</text:p>
          </table:table-cell>
          <table:table-cell office:value-type="float" office:value="21.317209794229004" table:formula="of:=AVERAGE(ABS([.E17]);ABS( [.F17]);ABS([.G17]);ABS([.H17]))" table:style-name="ce1">
            <text:p>21.3172097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.12229037" table:style-name="ce1">
            <text:p>-1.12229037</text:p>
          </table:table-cell>
          <table:table-cell office:value-type="float" office:value="1.7414275800000001" table:style-name="ce1">
            <text:p>1.74142758</text:p>
          </table:table-cell>
          <table:table-cell office:value-type="float" office:value="-132.32713471" table:style-name="ce1">
            <text:p>-132.3271347</text:p>
          </table:table-cell>
          <table:table-cell office:value-type="float" office:value="-18.190773514299998" table:style-name="ce1">
            <text:p>-18.19077351</text:p>
          </table:table-cell>
          <table:table-cell office:value-type="float" office:value="0.42477955640100001" table:style-name="ce1">
            <text:p>0.424779556</text:p>
          </table:table-cell>
          <table:table-cell office:value-type="float" office:value="-18.615553070699999" table:style-name="ce1">
            <text:p>-18.61555307</text:p>
          </table:table-cell>
          <table:table-cell office:value-type="float" office:value="-2.7506209412499998" table:style-name="ce1">
            <text:p>-2.750620941</text:p>
          </table:table-cell>
          <table:table-cell office:value-type="float" office:value="132.34335149998833" table:formula="of:=SQRT([.B18]^2+[.C18]^2+[.D18]^2)" table:style-name="ce4">
            <text:p>132.3433515</text:p>
          </table:table-cell>
          <table:table-cell office:value-type="float" office:value="9.9954317706627496" table:formula="of:=AVERAGE(ABS([.E18]);ABS( [.F18]);ABS([.G18]);ABS([.H18]))" table:style-name="ce1">
            <text:p>9.99543177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2.5353780499999998" table:style-name="ce1">
            <text:p>-2.53537805</text:p>
          </table:table-cell>
          <table:table-cell office:value-type="float" office:value="3.7059483000000002" table:style-name="ce1">
            <text:p>3.7059483</text:p>
          </table:table-cell>
          <table:table-cell office:value-type="float" office:value="-182.27221238000001" table:style-name="ce1">
            <text:p>-182.2722124</text:p>
          </table:table-cell>
          <table:table-cell office:value-type="float" office:value="11.967080126899999" table:style-name="ce1">
            <text:p>11.96708013</text:p>
          </table:table-cell>
          <table:table-cell office:value-type="float" office:value="0.19913642037099999" table:style-name="ce1">
            <text:p>0.19913642</text:p>
          </table:table-cell>
          <table:table-cell office:value-type="float" office:value="11.767943706500001" table:style-name="ce1">
            <text:p>11.76794371</text:p>
          </table:table-cell>
          <table:table-cell office:value-type="float" office:value="-1.28052167894" table:style-name="ce1">
            <text:p>-1.280521679</text:p>
          </table:table-cell>
          <table:table-cell office:value-type="float" office:value="182.32751191347543" table:formula="of:=SQRT([.B19]^2+[.C19]^2+[.D19]^2)" table:style-name="ce4">
            <text:p>182.3275119</text:p>
          </table:table-cell>
          <table:table-cell office:value-type="float" office:value="6.3036704831777497" table:formula="of:=AVERAGE(ABS([.E19]);ABS( [.F19]);ABS([.G19]);ABS([.H19]))" table:style-name="ce1">
            <text:p>6.30367048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5.2567641399999996" table:style-name="ce1">
            <text:p>-5.25676414</text:p>
          </table:table-cell>
          <table:table-cell office:value-type="float" office:value="7.43060455" table:style-name="ce1">
            <text:p>7.43060455</text:p>
          </table:table-cell>
          <table:table-cell office:value-type="float" office:value="-235.15230334" table:style-name="ce1">
            <text:p>-235.1523033</text:p>
          </table:table-cell>
          <table:table-cell office:value-type="float" office:value="23.740801640099999" table:style-name="ce1">
            <text:p>23.74080164</text:p>
          </table:table-cell>
          <table:table-cell office:value-type="float" office:value="0.115842281986" table:style-name="ce1">
            <text:p>0.115842282</text:p>
          </table:table-cell>
          <table:table-cell office:value-type="float" office:value="23.6249593581" table:style-name="ce1">
            <text:p>23.62495936</text:p>
          </table:table-cell>
          <table:table-cell office:value-type="float" office:value="-0.74531969428099998" table:style-name="ce1">
            <text:p>-0.745319694</text:p>
          </table:table-cell>
          <table:table-cell office:value-type="float" office:value="235.32839441790583" table:formula="of:=SQRT([.B20]^2+[.C20]^2+[.D20]^2)" table:style-name="ce4">
            <text:p>235.3283944</text:p>
          </table:table-cell>
          <table:table-cell office:value-type="float" office:value="12.05673074361675" table:formula="of:=AVERAGE(ABS([.E20]);ABS( [.F20]);ABS([.G20]);ABS([.H20]))" table:style-name="ce1">
            <text:p>12.05673074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5" table:number-columns-spanned="1" table:number-rows-spanned="4" table:style-name="ce9">
            <text:p>5</text:p>
          </table:table-cell>
          <table:table-cell office:value-type="float" office:value="3.48198958E-2" table:style-name="ce7">
            <text:p>3.48E-02</text:p>
          </table:table-cell>
          <table:table-cell office:value-type="float" office:value="-0.35344902299999997" table:style-name="ce7">
            <text:p>-3.53E-01</text:p>
          </table:table-cell>
          <table:table-cell office:value-type="float" office:value="51.304384800000001" table:style-name="ce7">
            <text:p>5.13E+01</text:p>
          </table:table-cell>
          <table:table-cell office:value-type="float" office:value="15.975749088900001" table:style-name="ce1">
            <text:p>15.97574909</text:p>
          </table:table-cell>
          <table:table-cell office:value-type="float" office:value="3.8529186768099999" table:style-name="ce1">
            <text:p>3.852918677</text:p>
          </table:table-cell>
          <table:table-cell office:value-type="float" office:value="12.122830412000001" table:style-name="ce1">
            <text:p>12.12283041</text:p>
          </table:table-cell>
          <table:table-cell office:value-type="float" office:value="-2.3217147387499999" table:style-name="ce1">
            <text:p>-2.321714739</text:p>
          </table:table-cell>
          <table:table-cell office:value-type="float" office:value="51.305614101611475" table:formula="of:=SQRT([.B22]^2+[.C22]^2+[.D22]^2)" table:style-name="ce4">
            <text:p>51.3056141</text:p>
          </table:table-cell>
          <table:table-cell office:value-type="float" office:value="8.5683032291149992" table:formula="of:=AVERAGE(ABS([.E22]);ABS( [.F22]);ABS([.G22]);ABS([.H22]))" table:style-name="ce1">
            <text:p>8.56830322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53393566999999997" table:style-name="ce1">
            <text:p>0.53393567</text:p>
          </table:table-cell>
          <table:table-cell office:value-type="float" office:value="-1.3673902" table:style-name="ce1">
            <text:p>-1.3673902</text:p>
          </table:table-cell>
          <table:table-cell office:value-type="float" office:value="105.61494299" table:style-name="ce1">
            <text:p>105.614943</text:p>
          </table:table-cell>
          <table:table-cell office:value-type="float" office:value="9.3876095011899992" table:style-name="ce1">
            <text:p>9.387609501</text:p>
          </table:table-cell>
          <table:table-cell office:value-type="float" office:value="2.5209524403799999" table:style-name="ce1">
            <text:p>2.52095244</text:p>
          </table:table-cell>
          <table:table-cell office:value-type="float" office:value="6.8666570608199997" table:style-name="ce1">
            <text:p>6.866657061</text:p>
          </table:table-cell>
          <table:table-cell office:value-type="float" office:value="-1.5396355531599999" table:style-name="ce1">
            <text:p>-1.539635553</text:p>
          </table:table-cell>
          <table:table-cell office:value-type="float" office:value="105.62514391014909" table:formula="of:=SQRT([.B23]^2+[.C23]^2+[.D23]^2)" table:style-name="ce4">
            <text:p>105.6251439</text:p>
          </table:table-cell>
          <table:table-cell office:value-type="float" office:value="5.0787136388874998" table:formula="of:=AVERAGE(ABS([.E23]);ABS( [.F23]);ABS([.G23]);ABS([.H23]))" table:style-name="ce1">
            <text:p>5.07871363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.40755005" table:style-name="ce1">
            <text:p>1.40755005</text:p>
          </table:table-cell>
          <table:table-cell office:value-type="float" office:value="-2.8104024700000001" table:style-name="ce1">
            <text:p>-2.81040247</text:p>
          </table:table-cell>
          <table:table-cell office:value-type="float" office:value="148.09445392999999" table:style-name="ce1">
            <text:p>148.0944539</text:p>
          </table:table-cell>
          <table:table-cell office:value-type="float" office:value="4.1045848829800002" table:style-name="ce1">
            <text:p>4.104584883</text:p>
          </table:table-cell>
          <table:table-cell office:value-type="float" office:value="1.1950876159199999" table:style-name="ce1">
            <text:p>1.195087616</text:p>
          </table:table-cell>
          <table:table-cell office:value-type="float" office:value="2.9094972670599999" table:style-name="ce1">
            <text:p>2.909497267</text:p>
          </table:table-cell>
          <table:table-cell office:value-type="float" office:value="-0.73371477275200003" table:style-name="ce1">
            <text:p>-0.733714773</text:p>
          </table:table-cell>
          <table:table-cell office:value-type="float" office:value="148.1278057759971" table:formula="of:=SQRT([.B24]^2+[.C24]^2+[.D24]^2)" table:style-name="ce4">
            <text:p>148.1278058</text:p>
          </table:table-cell>
          <table:table-cell office:value-type="float" office:value="2.2357211346779997" table:formula="of:=AVERAGE(ABS([.E24]);ABS( [.F24]);ABS([.G24]);ABS([.H24]))" table:style-name="ce1">
            <text:p>2.23572113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2.5156708499999998" table:style-name="ce1">
            <text:p>2.51567085</text:p>
          </table:table-cell>
          <table:table-cell office:value-type="float" office:value="-4.5613750299999998" table:style-name="ce1">
            <text:p>-4.56137503</text:p>
          </table:table-cell>
          <table:table-cell office:value-type="float" office:value="191.42985873999999" table:style-name="ce1">
            <text:p>191.4298587</text:p>
          </table:table-cell>
          <table:table-cell office:value-type="float" office:value="2.3012731770600001" table:style-name="ce1">
            <text:p>2.301273177</text:p>
          </table:table-cell>
          <table:table-cell office:value-type="float" office:value="0.69589345066899999" table:style-name="ce1">
            <text:p>0.695893451</text:p>
          </table:table-cell>
          <table:table-cell office:value-type="float" office:value="1.60537972639" table:style-name="ce1">
            <text:p>1.605379726</text:p>
          </table:table-cell>
          <table:table-cell office:value-type="float" office:value="-0.428840827255" table:style-name="ce1">
            <text:p>-0.428840827</text:p>
          </table:table-cell>
          <table:table-cell office:value-type="float" office:value="191.50071947438263" table:formula="of:=SQRT([.B25]^2+[.C25]^2+[.D25]^2)" table:style-name="ce4">
            <text:p>191.5007195</text:p>
          </table:table-cell>
          <table:table-cell office:value-type="float" office:value="1.2578467953435" table:formula="of:=AVERAGE(ABS([.E25]);ABS( [.F25]);ABS([.G25]);ABS([.H25]))" table:style-name="ce1">
            <text:p>1.257846795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6" table:number-columns-spanned="1" table:number-rows-spanned="4" table:style-name="ce9">
            <text:p>6</text:p>
          </table:table-cell>
          <table:table-cell office:value-type="float" office:value="2.744106E-2" table:style-name="ce1">
            <text:p>0.02744106</text:p>
          </table:table-cell>
          <table:table-cell office:value-type="float" office:value="-9.6458929999999998E-2" table:style-name="ce1">
            <text:p>-0.09645893</text:p>
          </table:table-cell>
          <table:table-cell office:value-type="float" office:value="20.72937662" table:style-name="ce1">
            <text:p>20.72937662</text:p>
          </table:table-cell>
          <table:table-cell office:value-type="float" office:value="6.4788608411300004" table:style-name="ce1">
            <text:p>6.478860841</text:p>
          </table:table-cell>
          <table:table-cell office:value-type="float" office:value="0.64856059427599999" table:style-name="ce1">
            <text:p>0.648560594</text:p>
          </table:table-cell>
          <table:table-cell office:value-type="float" office:value="5.8303002468500003" table:style-name="ce1">
            <text:p>5.830300247</text:p>
          </table:table-cell>
          <table:table-cell office:value-type="float" office:value="-0.36271821618" table:style-name="ce1">
            <text:p>-0.362718216</text:p>
          </table:table-cell>
          <table:table-cell office:value-type="float" office:value="20.729619205155537" table:formula="of:=SQRT([.B27]^2+[.C27]^2+[.D27]^2)" table:style-name="ce4">
            <text:p>20.72961921</text:p>
          </table:table-cell>
          <table:table-cell office:value-type="float" office:value="3.3301099746089999" table:formula="of:=AVERAGE(ABS([.E27]);ABS( [.F27]);ABS([.G27]);ABS([.H27]))" table:style-name="ce1">
            <text:p>3.33010997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14035072000000001" table:style-name="ce1">
            <text:p>0.14035072</text:p>
          </table:table-cell>
          <table:table-cell office:value-type="float" office:value="-0.30772186000000001" table:style-name="ce1">
            <text:p>-0.30772186</text:p>
          </table:table-cell>
          <table:table-cell office:value-type="float" office:value="42.400007039999998" table:style-name="ce1">
            <text:p>42.40000704</text:p>
          </table:table-cell>
          <table:table-cell office:value-type="float" office:value="3.7929025155999998" table:style-name="ce1">
            <text:p>3.792902516</text:p>
          </table:table-cell>
          <table:table-cell office:value-type="float" office:value="0.41037562213000001" table:style-name="ce1">
            <text:p>0.410375622</text:p>
          </table:table-cell>
          <table:table-cell office:value-type="float" office:value="3.3825268934700001" table:style-name="ce1">
            <text:p>3.382526893</text:p>
          </table:table-cell>
          <table:table-cell office:value-type="float" office:value="-0.24969882014600001" table:style-name="ce1">
            <text:p>-0.24969882</text:p>
          </table:table-cell>
          <table:table-cell office:value-type="float" office:value="42.401355969588707" table:formula="of:=SQRT([.B28]^2+[.C28]^2+[.D28]^2)" table:style-name="ce4">
            <text:p>42.40135597</text:p>
          </table:table-cell>
          <table:table-cell office:value-type="float" office:value="1.9588759628365" table:formula="of:=AVERAGE(ABS([.E28]);ABS( [.F28]);ABS([.G28]);ABS([.H28]))" table:style-name="ce1">
            <text:p>1.95887596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31197225000000001" table:style-name="ce1">
            <text:p>0.31197225</text:p>
          </table:table-cell>
          <table:table-cell office:value-type="float" office:value="-0.58401773999999995" table:style-name="ce1">
            <text:p>-0.58401774</text:p>
          </table:table-cell>
          <table:table-cell office:value-type="float" office:value="59.379823309999999" table:style-name="ce1">
            <text:p>59.37982331</text:p>
          </table:table-cell>
          <table:table-cell office:value-type="float" office:value="1.6627339321300001" table:style-name="ce1">
            <text:p>1.662733932</text:p>
          </table:table-cell>
          <table:table-cell office:value-type="float" office:value="0.19302319957899999" table:style-name="ce1">
            <text:p>0.1930232</text:p>
          </table:table-cell>
          <table:table-cell office:value-type="float" office:value="1.4697107325500001" table:style-name="ce1">
            <text:p>1.469710733</text:p>
          </table:table-cell>
          <table:table-cell office:value-type="float" office:value="-0.119364199505" table:style-name="ce1">
            <text:p>-0.1193642</text:p>
          </table:table-cell>
          <table:table-cell office:value-type="float" office:value="59.383514713531596" table:formula="of:=SQRT([.B29]^2+[.C29]^2+[.D29]^2)" table:style-name="ce4">
            <text:p>59.38351471</text:p>
          </table:table-cell>
          <table:table-cell office:value-type="float" office:value="0.86120801594100005" table:formula="of:=AVERAGE(ABS([.E29]);ABS( [.F29]);ABS([.G29]);ABS([.H29]))" table:style-name="ce1">
            <text:p>0.861208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52413810000000005" table:style-name="ce1">
            <text:p>0.5241381</text:p>
          </table:table-cell>
          <table:table-cell office:value-type="float" office:value="-0.91476782999999995" table:style-name="ce1">
            <text:p>-0.91476783</text:p>
          </table:table-cell>
          <table:table-cell office:value-type="float" office:value="76.619293479999996" table:style-name="ce1">
            <text:p>76.61929348</text:p>
          </table:table-cell>
          <table:table-cell office:value-type="float" office:value="0.93574252631499999" table:style-name="ce1">
            <text:p>0.935742526</text:p>
          </table:table-cell>
          <table:table-cell office:value-type="float" office:value="0.112059150968" table:style-name="ce1">
            <text:p>0.112059151</text:p>
          </table:table-cell>
          <table:table-cell office:value-type="float" office:value="0.82368337534699998" table:style-name="ce1">
            <text:p>0.823683375</text:p>
          </table:table-cell>
          <table:table-cell office:value-type="float" office:value="-6.9783159735400002E-2" table:style-name="ce1">
            <text:p>-0.06978316</text:p>
          </table:table-cell>
          <table:table-cell office:value-type="float" office:value="76.626546668273164" table:formula="of:=SQRT([.B30]^2+[.C30]^2+[.D30]^2)" table:style-name="ce4">
            <text:p>76.62654667</text:p>
          </table:table-cell>
          <table:table-cell office:value-type="float" office:value="0.48531705309134993" table:formula="of:=AVERAGE(ABS([.E30]);ABS( [.F30]);ABS([.G30]);ABS([.H30]))" table:style-name="ce1">
            <text:p>0.485317053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7" table:number-columns-spanned="1" table:number-rows-spanned="4" table:style-name="ce10">
            <text:p>7</text:p>
          </table:table-cell>
          <table:table-cell office:value-type="float" office:value="4.0615574099999998E-5" table:style-name="ce7">
            <text:p>4.06E-05</text:p>
          </table:table-cell>
          <table:table-cell office:value-type="float" office:value="-5.3133640899999997E-4" table:style-name="ce7">
            <text:p>-5.31E-04</text:p>
          </table:table-cell>
          <table:table-cell office:value-type="float" office:value="0.36502211499999998" table:style-name="ce7">
            <text:p>3.65E-01</text:p>
          </table:table-cell>
          <table:table-cell office:value-type="float" office:value="0.114223282399" table:style-name="ce1">
            <text:p>0.114223282</text:p>
          </table:table-cell>
          <table:table-cell office:value-type="float" office:value="0.18431101659400001" table:style-name="ce1">
            <text:p>0.184311017</text:p>
          </table:table-cell>
          <table:table-cell office:value-type="float" office:value="-7.0087734195100004E-2" table:style-name="ce1">
            <text:p>-0.070087734</text:p>
          </table:table-cell>
          <table:table-cell office:value-type="float" office:value="-0.16355268137699999" table:style-name="ce1">
            <text:p>-0.163552681</text:p>
          </table:table-cell>
          <table:table-cell office:value-type="float" office:value="0.36502250397349145" table:formula="of:=SQRT([.B32]^2+[.C32]^2+[.D32]^2)" table:style-name="ce4">
            <text:p>0.365022504</text:p>
          </table:table-cell>
          <table:table-cell office:value-type="float" office:value="0.133043678641275" table:formula="of:=AVERAGE(ABS([.E32]);ABS( [.F32]);ABS([.G32]);ABS([.H32]))" table:style-name="ce1">
            <text:p>0.13304367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.8209849799999999E-4" table:style-name="ce7">
            <text:p>1.82E-04</text:p>
          </table:table-cell>
          <table:table-cell office:value-type="float" office:value="-1.51647918E-3" table:style-name="ce7">
            <text:p>-1.52E-03</text:p>
          </table:table-cell>
          <table:table-cell office:value-type="float" office:value="0.979401937" table:style-name="ce7">
            <text:p>9.79E-01</text:p>
          </table:table-cell>
          <table:table-cell office:value-type="float" office:value="8.7698034825700003E-2" table:style-name="ce1">
            <text:p>0.087698035</text:p>
          </table:table-cell>
          <table:table-cell office:value-type="float" office:value="0.21010252977400001" table:style-name="ce1">
            <text:p>0.21010253</text:p>
          </table:table-cell>
          <table:table-cell office:value-type="float" office:value="-0.12240449494900001" table:style-name="ce1">
            <text:p>-0.122404495</text:p>
          </table:table-cell>
          <table:table-cell office:value-type="float" office:value="-0.19278548890700001" table:style-name="ce1">
            <text:p>-0.192785489</text:p>
          </table:table-cell>
          <table:table-cell office:value-type="float" office:value="0.97940312796535334" table:formula="of:=SQRT([.B33]^2+[.C33]^2+[.D33]^2)" table:style-name="ce4">
            <text:p>0.979403128</text:p>
          </table:table-cell>
          <table:table-cell office:value-type="float" office:value="0.153247637113925" table:formula="of:=AVERAGE(ABS([.E33]);ABS( [.F33]);ABS([.G33]);ABS([.H33]))" table:style-name="ce1">
            <text:p>0.15324763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3.8935177099999997E-4" table:style-name="ce7">
            <text:p>3.89E-04</text:p>
          </table:table-cell>
          <table:table-cell office:value-type="float" office:value="-2.5003161600000001E-3" table:style-name="ce7">
            <text:p>-2.50E-03</text:p>
          </table:table-cell>
          <table:table-cell office:value-type="float" office:value="1.5262316600000001" table:style-name="ce7">
            <text:p>1.53E+00</text:p>
          </table:table-cell>
          <table:table-cell office:value-type="float" office:value="4.2666678898999999E-2" table:style-name="ce1">
            <text:p>0.042666679</text:p>
          </table:table-cell>
          <table:table-cell office:value-type="float" office:value="0.11990862942199999" table:style-name="ce1">
            <text:p>0.119908629</text:p>
          </table:table-cell>
          <table:table-cell office:value-type="float" office:value="-7.7241950522900005E-2" table:style-name="ce1">
            <text:p>-0.077241951</text:p>
          </table:table-cell>
          <table:table-cell office:value-type="float" office:value="-0.110837894972" table:style-name="ce1">
            <text:p>-0.110837895</text:p>
          </table:table-cell>
          <table:table-cell office:value-type="float" office:value="1.5262337577062228" table:formula="of:=SQRT([.B34]^2+[.C34]^2+[.D34]^2)" table:style-name="ce4">
            <text:p>1.526233758</text:p>
          </table:table-cell>
          <table:table-cell office:value-type="float" office:value="8.7663788453974989E-2" table:formula="of:=AVERAGE(ABS([.E34]);ABS( [.F34]);ABS([.G34]);ABS([.H34]))" table:style-name="ce1">
            <text:p>0.087663788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6.3720985799999995E-4" table:style-name="ce7">
            <text:p>6.37E-04</text:p>
          </table:table-cell>
          <table:table-cell office:value-type="float" office:value="-3.52176349E-3" table:style-name="ce7">
            <text:p>-3.52E-03</text:p>
          </table:table-cell>
          <table:table-cell office:value-type="float" office:value="2.0627095400000002" table:style-name="ce7">
            <text:p>2.06E+00</text:p>
          </table:table-cell>
          <table:table-cell office:value-type="float" office:value="2.5078319944400001E-2" table:style-name="ce1">
            <text:p>0.02507832</text:p>
          </table:table-cell>
          <table:table-cell office:value-type="float" office:value="7.7420309302400001E-2" table:style-name="ce1">
            <text:p>0.077420309</text:p>
          </table:table-cell>
          <table:table-cell office:value-type="float" office:value="-5.2341989358000003E-2" table:style-name="ce1">
            <text:p>-0.052341989</text:p>
          </table:table-cell>
          <table:table-cell office:value-type="float" office:value="-7.1905217337199998E-2" table:style-name="ce1">
            <text:p>-0.071905217</text:p>
          </table:table-cell>
          <table:table-cell office:value-type="float" office:value="2.0627126448590687" table:formula="of:=SQRT([.B35]^2+[.C35]^2+[.D35]^2)" table:style-name="ce4">
            <text:p>2.062712645</text:p>
          </table:table-cell>
          <table:table-cell office:value-type="float" office:value="5.6686458985499996E-2" table:formula="of:=AVERAGE(ABS([.E35]);ABS( [.F35]);ABS([.G35]);ABS([.H35]))" table:style-name="ce1">
            <text:p>0.056686459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8" table:number-columns-spanned="1" table:number-rows-spanned="4" table:style-name="ce9">
            <text:p>8</text:p>
          </table:table-cell>
          <table:table-cell office:value-type="float" office:value="-12.608804470000001" table:style-name="ce1">
            <text:p>-12.60880447</text:p>
          </table:table-cell>
          <table:table-cell office:value-type="float" office:value="13.36116384" table:style-name="ce1">
            <text:p>13.36116384</text:p>
          </table:table-cell>
          <table:table-cell office:value-type="float" office:value="-615.81092043000001" table:style-name="ce1">
            <text:p>-615.8109204</text:p>
          </table:table-cell>
          <table:table-cell office:value-type="float" office:value="-196.02842063200001" table:style-name="ce1">
            <text:p>-196.0284206</text:p>
          </table:table-cell>
          <table:table-cell office:value-type="float" office:value="-361.91310605500001" table:style-name="ce1">
            <text:p>-361.9131061</text:p>
          </table:table-cell>
          <table:table-cell office:value-type="float" office:value="165.88468542300001" table:style-name="ce1">
            <text:p>165.8846854</text:p>
          </table:table-cell>
          <table:table-cell office:value-type="float" office:value="353.33035495799999" table:style-name="ce1">
            <text:p>353.330355</text:p>
          </table:table-cell>
          <table:table-cell office:value-type="float" office:value="616.08489055499967" table:formula="of:=SQRT([.B37]^2+[.C37]^2+[.D37]^2)" table:style-name="ce4">
            <text:p>616.0848906</text:p>
          </table:table-cell>
          <table:table-cell office:value-type="float" office:value="269.28914176700005" table:formula="of:=AVERAGE(ABS([.E37]);ABS( [.F37]);ABS([.G37]);ABS([.H37]))" table:style-name="ce1">
            <text:p>269.2891418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37.805483629999998" table:style-name="ce1">
            <text:p>-37.80548363</text:p>
          </table:table-cell>
          <table:table-cell office:value-type="float" office:value="45.559431170000003" table:style-name="ce1">
            <text:p>45.55943117</text:p>
          </table:table-cell>
          <table:table-cell office:value-type="float" office:value="-2302.7370380100001" table:style-name="ce1">
            <text:p>-2302.737038</text:p>
          </table:table-cell>
          <table:table-cell office:value-type="float" office:value="-214.12912093899999" table:style-name="ce1">
            <text:p>-214.1291209</text:p>
          </table:table-cell>
          <table:table-cell office:value-type="float" office:value="-587.47424734000003" table:style-name="ce1">
            <text:p>-587.4742473</text:p>
          </table:table-cell>
          <table:table-cell office:value-type="float" office:value="373.34512640100002" table:style-name="ce1">
            <text:p>373.3451264</text:p>
          </table:table-cell>
          <table:table-cell office:value-type="float" office:value="578.43676763400003" table:style-name="ce1">
            <text:p>578.4367676</text:p>
          </table:table-cell>
          <table:table-cell office:value-type="float" office:value="2303.4979449923762" table:formula="of:=SQRT([.B38]^2+[.C38]^2+[.D38]^2)" table:style-name="ce4">
            <text:p>2303.497945</text:p>
          </table:table-cell>
          <table:table-cell office:value-type="float" office:value="438.34631557850003" table:formula="of:=AVERAGE(ABS([.E38]);ABS( [.F38]);ABS([.G38]);ABS([.H38]))" table:style-name="ce1">
            <text:p>438.346315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95.684122489999993" table:style-name="ce1">
            <text:p>-95.68412249</text:p>
          </table:table-cell>
          <table:table-cell office:value-type="float" office:value="122.01200240999999" table:style-name="ce1">
            <text:p>122.0120024</text:p>
          </table:table-cell>
          <table:table-cell office:value-type="float" office:value="-5676.77235337" table:style-name="ce1">
            <text:p>-5676.772353</text:p>
          </table:table-cell>
          <table:table-cell office:value-type="float" office:value="-181.65778657300001" table:style-name="ce1">
            <text:p>-181.6577866</text:p>
          </table:table-cell>
          <table:table-cell office:value-type="float" office:value="-471.96554770300003" table:style-name="ce1">
            <text:p>-471.9655477</text:p>
          </table:table-cell>
          <table:table-cell office:value-type="float" office:value="290.30776113000002" table:style-name="ce1">
            <text:p>290.3077611</text:p>
          </table:table-cell>
          <table:table-cell office:value-type="float" office:value="463.93549739299999" table:style-name="ce1">
            <text:p>463.9354974</text:p>
          </table:table-cell>
          <table:table-cell office:value-type="float" office:value="5678.88956857014" table:formula="of:=SQRT([.B39]^2+[.C39]^2+[.D39]^2)" table:style-name="ce4">
            <text:p>5678.889569</text:p>
          </table:table-cell>
          <table:table-cell office:value-type="float" office:value="351.96664819975001" table:formula="of:=AVERAGE(ABS([.E39]);ABS( [.F39]);ABS([.G39]);ABS([.H39]))" table:style-name="ce1">
            <text:p>351.9666482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253.44261030000001" table:style-name="ce1">
            <text:p>-253.4426103</text:p>
          </table:table-cell>
          <table:table-cell office:value-type="float" office:value="328.72268222999998" table:style-name="ce1">
            <text:p>328.7226822</text:p>
          </table:table-cell>
          <table:table-cell office:value-type="float" office:value="-13628.026101990001" table:style-name="ce1">
            <text:p>-13628.0261</text:p>
          </table:table-cell>
          <table:table-cell office:value-type="float" office:value="-233.63183972300001" table:style-name="ce1">
            <text:p>-233.6318397</text:p>
          </table:table-cell>
          <table:table-cell office:value-type="float" office:value="-472.58441030400002" table:style-name="ce1">
            <text:p>-472.5844103</text:p>
          </table:table-cell>
          <table:table-cell office:value-type="float" office:value="238.952570581" table:style-name="ce1">
            <text:p>238.9525706</text:p>
          </table:table-cell>
          <table:table-cell office:value-type="float" office:value="462.05223594199998" table:style-name="ce1">
            <text:p>462.0522359</text:p>
          </table:table-cell>
          <table:table-cell office:value-type="float" office:value="13634.345866049056" table:formula="of:=SQRT([.B40]^2+[.C40]^2+[.D40]^2)" table:style-name="ce4">
            <text:p>13634.34587</text:p>
          </table:table-cell>
          <table:table-cell office:value-type="float" office:value="351.80526413749999" table:formula="of:=AVERAGE(ABS([.E40]);ABS( [.F40]);ABS([.G40]);ABS([.H40]))" table:style-name="ce1">
            <text:p>351.8052641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9" table:number-columns-spanned="1" table:number-rows-spanned="4" table:style-name="ce9">
            <text:p>9</text:p>
          </table:table-cell>
          <table:table-cell office:value-type="float" office:value="-0.59401582900000005" table:style-name="ce7">
            <text:p>-5.94E-01</text:p>
          </table:table-cell>
          <table:table-cell office:value-type="float" office:value="5.8728494299999996" table:style-name="ce7">
            <text:p>5.87E+00</text:p>
          </table:table-cell>
          <table:table-cell office:value-type="float" office:value="-630.34500500000001" table:style-name="ce7">
            <text:p>-6.30E+02</text:p>
          </table:table-cell>
          <table:table-cell office:value-type="float" office:value="-196.150486027" table:style-name="ce1">
            <text:p>-196.150486</text:p>
          </table:table-cell>
          <table:table-cell office:value-type="float" office:value="-362.14164918300003" table:style-name="ce1">
            <text:p>-362.1416492</text:p>
          </table:table-cell>
          <table:table-cell office:value-type="float" office:value="165.99116315699999" table:style-name="ce1">
            <text:p>165.9911632</text:p>
          </table:table-cell>
          <table:table-cell office:value-type="float" office:value="315.12563122699999" table:style-name="ce1">
            <text:p>315.1256312</text:p>
          </table:table-cell>
          <table:table-cell office:value-type="float" office:value="630.37264260410495" table:formula="of:=SQRT([.B42]^2+[.C42]^2+[.D42]^2)" table:style-name="ce4">
            <text:p>630.3726426</text:p>
          </table:table-cell>
          <table:table-cell office:value-type="float" office:value="259.85223239849995" table:formula="of:=AVERAGE(ABS([.E42]);ABS( [.F42]);ABS([.G42]);ABS([.H42]))" table:style-name="ce1">
            <text:p>259.852232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1.49903222" table:style-name="ce1">
            <text:p>-11.49903222</text:p>
          </table:table-cell>
          <table:table-cell office:value-type="float" office:value="29.556772209999998" table:style-name="ce1">
            <text:p>29.55677221</text:p>
          </table:table-cell>
          <table:table-cell office:value-type="float" office:value="-2367.8553889999998" table:style-name="ce1">
            <text:p>-2367.855389</text:p>
          </table:table-cell>
          <table:table-cell office:value-type="float" office:value="-214.504859487" table:style-name="ce1">
            <text:p>-214.5048595</text:p>
          </table:table-cell>
          <table:table-cell office:value-type="float" office:value="-588.51579813299998" table:style-name="ce1">
            <text:p>-588.5157981</text:p>
          </table:table-cell>
          <table:table-cell office:value-type="float" office:value="374.010938646" table:style-name="ce1">
            <text:p>374.0109386</text:p>
          </table:table-cell>
          <table:table-cell office:value-type="float" office:value="531.07754021200003" table:style-name="ce1">
            <text:p>531.0775402</text:p>
          </table:table-cell>
          <table:table-cell office:value-type="float" office:value="2368.0677722020141" table:formula="of:=SQRT([.B43]^2+[.C43]^2+[.D43]^2)" table:style-name="ce4">
            <text:p>2368.067772</text:p>
          </table:table-cell>
          <table:table-cell office:value-type="float" office:value="427.0272841195" table:formula="of:=AVERAGE(ABS([.E43]);ABS( [.F43]);ABS([.G43]);ABS([.H43]))" table:style-name="ce1">
            <text:p>427.027284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46.647073480000003" table:style-name="ce1">
            <text:p>-46.64707348</text:p>
          </table:table-cell>
          <table:table-cell office:value-type="float" office:value="94.398197719999999" table:style-name="ce1">
            <text:p>94.39819772</text:p>
          </table:table-cell>
          <table:table-cell office:value-type="float" office:value="-5962.8943361499996" table:style-name="ce1">
            <text:p>-5962.894336</text:p>
          </table:table-cell>
          <table:table-cell office:value-type="float" office:value="-183.371286269" table:style-name="ce1">
            <text:p>-183.3712863</text:p>
          </table:table-cell>
          <table:table-cell office:value-type="float" office:value="-476.43740881100001" table:style-name="ce1">
            <text:p>-476.4374088</text:p>
          </table:table-cell>
          <table:table-cell office:value-type="float" office:value="293.06612254200002" table:style-name="ce1">
            <text:p>293.0661225</text:p>
          </table:table-cell>
          <table:table-cell office:value-type="float" office:value="423.134034536" table:style-name="ce1">
            <text:p>423.1340345</text:p>
          </table:table-cell>
          <table:table-cell office:value-type="float" office:value="5963.8239270862769" table:formula="of:=SQRT([.B44]^2+[.C44]^2+[.D44]^2)" table:style-name="ce4">
            <text:p>5963.823927</text:p>
          </table:table-cell>
          <table:table-cell office:value-type="float" office:value="344.00221303950002" table:formula="of:=AVERAGE(ABS([.E44]);ABS( [.F44]);ABS([.G44]);ABS([.H44]))" table:style-name="ce1">
            <text:p>344.00221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50.87907874999999" table:style-name="ce1">
            <text:p>-150.8790788</text:p>
          </table:table-cell>
          <table:table-cell office:value-type="float" office:value="277.34930882999998" table:style-name="ce1">
            <text:p>277.3493088</text:p>
          </table:table-cell>
          <table:table-cell office:value-type="float" office:value="-14615.140595999999" table:style-name="ce1">
            <text:p>-14615.1406</text:p>
          </table:table-cell>
          <table:table-cell office:value-type="float" office:value="-240.68728034" table:style-name="ce1">
            <text:p>-240.6872803</text:p>
          </table:table-cell>
          <table:table-cell office:value-type="float" office:value="-486.894271033" table:style-name="ce1">
            <text:p>-486.894271</text:p>
          </table:table-cell>
          <table:table-cell office:value-type="float" office:value="246.20699069299999" table:style-name="ce1">
            <text:p>246.2069907</text:p>
          </table:table-cell>
          <table:table-cell office:value-type="float" office:value="414.23196816000001" table:style-name="ce1">
            <text:p>414.2319682</text:p>
          </table:table-cell>
          <table:table-cell office:value-type="float" office:value="14618.550604501123" table:formula="of:=SQRT([.B45]^2+[.C45]^2+[.D45]^2)" table:style-name="ce4">
            <text:p>14618.5506</text:p>
          </table:table-cell>
          <table:table-cell office:value-type="float" office:value="347.00512755649999" table:formula="of:=AVERAGE(ABS([.E45]);ABS( [.F45]);ABS([.G45]);ABS([.H45]))" table:style-name="ce1">
            <text:p>347.0051276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0" table:number-columns-spanned="1" table:number-rows-spanned="4" table:style-name="ce9">
            <text:p>10</text:p>
          </table:table-cell>
          <table:table-cell office:value-type="float" office:value="-9.1624560800000001" table:style-name="ce1">
            <text:p>-9.16245608</text:p>
          </table:table-cell>
          <table:table-cell office:value-type="float" office:value="6.84563568" table:style-name="ce1">
            <text:p>6.84563568</text:p>
          </table:table-cell>
          <table:table-cell office:value-type="float" office:value="-839.83481701000005" table:style-name="ce1">
            <text:p>-839.834817</text:p>
          </table:table-cell>
          <table:table-cell office:value-type="float" office:value="-312.60881671700002" table:style-name="ce1">
            <text:p>-312.6088167</text:p>
          </table:table-cell>
          <table:table-cell office:value-type="float" office:value="-457.84613470199997" table:style-name="ce1">
            <text:p>-457.8461347</text:p>
          </table:table-cell>
          <table:table-cell office:value-type="float" office:value="145.237317985" table:style-name="ce1">
            <text:p>145.237318</text:p>
          </table:table-cell>
          <table:table-cell office:value-type="float" office:value="450.96190335099999" table:style-name="ce1">
            <text:p>450.9619034</text:p>
          </table:table-cell>
          <table:table-cell office:value-type="float" office:value="839.91269379114726" table:formula="of:=SQRT([.B47]^2+[.C47]^2+[.D47]^2)" table:style-name="ce4">
            <text:p>839.9126938</text:p>
          </table:table-cell>
          <table:table-cell office:value-type="float" office:value="341.66354318875" table:formula="of:=AVERAGE(ABS([.E47]);ABS( [.F47]);ABS([.G47]);ABS([.H47]))" table:style-name="ce1">
            <text:p>341.6635432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57.08603832" table:style-name="ce1">
            <text:p>-57.08603832</text:p>
          </table:table-cell>
          <table:table-cell office:value-type="float" office:value="82.929845560000004" table:style-name="ce1">
            <text:p>82.92984556</text:p>
          </table:table-cell>
          <table:table-cell office:value-type="float" office:value="-6103.9961453799997" table:style-name="ce1">
            <text:p>-6103.996145</text:p>
          </table:table-cell>
          <table:table-cell office:value-type="float" office:value="-917.14865471500002" table:style-name="ce1">
            <text:p>-917.1486547</text:p>
          </table:table-cell>
          <table:table-cell office:value-type="float" office:value="-961.96239769700003" table:style-name="ce1">
            <text:p>-961.9623977</text:p>
          </table:table-cell>
          <table:table-cell office:value-type="float" office:value="44.813742982199997" table:style-name="ce1">
            <text:p>44.81374298</text:p>
          </table:table-cell>
          <table:table-cell office:value-type="float" office:value="945.58964229100002" table:style-name="ce1">
            <text:p>945.5896423</text:p>
          </table:table-cell>
          <table:table-cell office:value-type="float" office:value="6104.8263790110832" table:formula="of:=SQRT([.B48]^2+[.C48]^2+[.D48]^2)" table:style-name="ce4">
            <text:p>6104.826379</text:p>
          </table:table-cell>
          <table:table-cell office:value-type="float" office:value="717.37860942129998" table:formula="of:=AVERAGE(ABS([.E48]);ABS( [.F48]);ABS([.G48]);ABS([.H48]))" table:style-name="ce1">
            <text:p>717.378609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68.32663273" table:style-name="ce1">
            <text:p>168.3266327</text:p>
          </table:table-cell>
          <table:table-cell office:value-type="float" office:value="-266.11266401" table:style-name="ce1">
            <text:p>-266.112664</text:p>
          </table:table-cell>
          <table:table-cell office:value-type="float" office:value="13185.680323979999" table:style-name="ce1">
            <text:p>13185.68032</text:p>
          </table:table-cell>
          <table:table-cell office:value-type="float" office:value="510.52495877600001" table:style-name="ce1">
            <text:p>510.5249588</text:p>
          </table:table-cell>
          <table:table-cell office:value-type="float" office:value="-326.08449031800001" table:style-name="ce1">
            <text:p>-326.0844903</text:p>
          </table:table-cell>
          <table:table-cell office:value-type="float" office:value="836.60944909399996" table:style-name="ce1">
            <text:p>836.6094491</text:p>
          </table:table-cell>
          <table:table-cell office:value-type="float" office:value="334.70345204699998" table:style-name="ce1">
            <text:p>334.703452</text:p>
          </table:table-cell>
          <table:table-cell office:value-type="float" office:value="13189.439541217285" table:formula="of:=SQRT([.B49]^2+[.C49]^2+[.D49]^2)" table:style-name="ce4">
            <text:p>13189.43954</text:p>
          </table:table-cell>
          <table:table-cell office:value-type="float" office:value="501.98058755874996" table:formula="of:=AVERAGE(ABS([.E49]);ABS( [.F49]);ABS([.G49]);ABS([.H49]))" table:style-name="ce1">
            <text:p>501.980587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27.42271909999999" table:style-name="ce1">
            <text:p>127.4227191</text:p>
          </table:table-cell>
          <table:table-cell office:value-type="float" office:value="-193.18979203000001" table:style-name="ce1">
            <text:p>-193.189792</text:p>
          </table:table-cell>
          <table:table-cell office:value-type="float" office:value="6678.7551441899996" table:style-name="ce1">
            <text:p>6678.755144</text:p>
          </table:table-cell>
          <table:table-cell office:value-type="float" office:value="136.18571386100001" table:style-name="ce1">
            <text:p>136.1857139</text:p>
          </table:table-cell>
          <table:table-cell office:value-type="float" office:value="-343.777996922" table:style-name="ce1">
            <text:p>-343.7779969</text:p>
          </table:table-cell>
          <table:table-cell office:value-type="float" office:value="479.96371078300001" table:style-name="ce1">
            <text:p>479.9637108</text:p>
          </table:table-cell>
          <table:table-cell office:value-type="float" office:value="345.938004611" table:style-name="ce1">
            <text:p>345.9380046</text:p>
          </table:table-cell>
          <table:table-cell office:value-type="float" office:value="6682.7635841118763" table:formula="of:=SQRT([.B50]^2+[.C50]^2+[.D50]^2)" table:style-name="ce4">
            <text:p>6682.763584</text:p>
          </table:table-cell>
          <table:table-cell office:value-type="float" office:value="326.46635654425" table:formula="of:=AVERAGE(ABS([.E50]);ABS( [.F50]);ABS([.G50]);ABS([.H50]))" table:style-name="ce1">
            <text:p>326.4663565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1" table:number-columns-spanned="1" table:number-rows-spanned="4" table:style-name="ce9">
            <text:p>11</text:p>
          </table:table-cell>
          <table:table-cell office:value-type="float" office:value="-2.7597092600000002" table:style-name="ce1">
            <text:p>-2.75970926</text:p>
          </table:table-cell>
          <table:table-cell office:value-type="float" office:value="3.1741130200000001" table:style-name="ce1">
            <text:p>3.17411302</text:p>
          </table:table-cell>
          <table:table-cell office:value-type="float" office:value="47.45077431" table:style-name="ce1">
            <text:p>47.45077431</text:p>
          </table:table-cell>
          <table:table-cell office:value-type="float" office:value="11.4118187435" table:style-name="ce1">
            <text:p>11.41181874</text:p>
          </table:table-cell>
          <table:table-cell office:value-type="float" office:value="3.8529552228599999" table:style-name="ce1">
            <text:p>3.852955223</text:p>
          </table:table-cell>
          <table:table-cell office:value-type="float" office:value="7.5588635205900001" table:style-name="ce1">
            <text:p>7.558863521</text:p>
          </table:table-cell>
          <table:table-cell office:value-type="float" office:value="-2.32175526834" table:style-name="ce1">
            <text:p>-2.321755268</text:p>
          </table:table-cell>
          <table:table-cell office:value-type="float" office:value="47.63682369010364" table:formula="of:=SQRT([.B52]^2+[.C52]^2+[.D52]^2)" table:style-name="ce4">
            <text:p>47.63682369</text:p>
          </table:table-cell>
          <table:table-cell office:value-type="float" office:value="6.2863481888224992" table:formula="of:=AVERAGE(ABS([.E52]);ABS( [.F52]);ABS([.G52]);ABS([.H52]))" table:style-name="ce1">
            <text:p>6.28634818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2.729771599999999" table:style-name="ce1">
            <text:p>-12.7297716</text:p>
          </table:table-cell>
          <table:table-cell office:value-type="float" office:value="16.320937310000001" table:style-name="ce1">
            <text:p>16.32093731</text:p>
          </table:table-cell>
          <table:table-cell office:value-type="float" office:value="95.547111479999998" table:style-name="ce1">
            <text:p>95.54711148</text:p>
          </table:table-cell>
          <table:table-cell office:value-type="float" office:value="6.8811634873700003" table:style-name="ce1">
            <text:p>6.881163487</text:p>
          </table:table-cell>
          <table:table-cell office:value-type="float" office:value="2.52097318109" table:style-name="ce1">
            <text:p>2.520973181</text:p>
          </table:table-cell>
          <table:table-cell office:value-type="float" office:value="4.3601903062799998" table:style-name="ce1">
            <text:p>4.360190306</text:p>
          </table:table-cell>
          <table:table-cell office:value-type="float" office:value="-1.5396584851599999" table:style-name="ce1">
            <text:p>-1.539658485</text:p>
          </table:table-cell>
          <table:table-cell office:value-type="float" office:value="97.763339712985783" table:formula="of:=SQRT([.B53]^2+[.C53]^2+[.D53]^2)" table:style-name="ce4">
            <text:p>97.76333971</text:p>
          </table:table-cell>
          <table:table-cell office:value-type="float" office:value="3.8254963649750002" table:formula="of:=AVERAGE(ABS([.E53]);ABS( [.F53]);ABS([.G53]);ABS([.H53]))" table:style-name="ce1">
            <text:p>3.82549636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27.42056887" table:style-name="ce1">
            <text:p>-27.42056887</text:p>
          </table:table-cell>
          <table:table-cell office:value-type="float" office:value="35.841198740000003" table:style-name="ce1">
            <text:p>35.84119874</text:p>
          </table:table-cell>
          <table:table-cell office:value-type="float" office:value="138.43985903999999" table:style-name="ce1">
            <text:p>138.439859</text:p>
          </table:table-cell>
          <table:table-cell office:value-type="float" office:value="3.1763209915399999" table:style-name="ce1">
            <text:p>3.176320992</text:p>
          </table:table-cell>
          <table:table-cell office:value-type="float" office:value="1.1951005559500001" table:style-name="ce1">
            <text:p>1.195100556</text:p>
          </table:table-cell>
          <table:table-cell office:value-type="float" office:value="1.98122043558" table:style-name="ce1">
            <text:p>1.981220436</text:p>
          </table:table-cell>
          <table:table-cell office:value-type="float" office:value="-0.73372737396900001" table:style-name="ce1">
            <text:p>-0.733727374</text:p>
          </table:table-cell>
          <table:table-cell office:value-type="float" office:value="145.609318710341" table:formula="of:=SQRT([.B54]^2+[.C54]^2+[.D54]^2)" table:style-name="ce4">
            <text:p>145.6093187</text:p>
          </table:table-cell>
          <table:table-cell office:value-type="float" office:value="1.7715923392597499" table:formula="of:=AVERAGE(ABS([.E54]);ABS( [.F54]);ABS([.G54]);ABS([.H54]))" table:style-name="ce1">
            <text:p>1.77159233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46.092040529999998" table:style-name="ce1">
            <text:p>-46.09204053</text:p>
          </table:table-cell>
          <table:table-cell office:value-type="float" office:value="60.511274469999996" table:style-name="ce1">
            <text:p>60.51127447</text:p>
          </table:table-cell>
          <table:table-cell office:value-type="float" office:value="182.00475448" table:style-name="ce1">
            <text:p>182.0047545</text:p>
          </table:table-cell>
          <table:table-cell office:value-type="float" office:value="1.83554672028" table:style-name="ce1">
            <text:p>1.83554672</text:p>
          </table:table-cell>
          <table:table-cell office:value-type="float" office:value="0.69590598455399999" table:style-name="ce1">
            <text:p>0.695905985</text:p>
          </table:table-cell>
          <table:table-cell office:value-type="float" office:value="1.13964073572" table:style-name="ce1">
            <text:p>1.139640736</text:p>
          </table:table-cell>
          <table:table-cell office:value-type="float" office:value="-0.42885120189699999" table:style-name="ce1">
            <text:p>-0.428851202</text:p>
          </table:table-cell>
          <table:table-cell office:value-type="float" office:value="197.26079486691702" table:formula="of:=SQRT([.B55]^2+[.C55]^2+[.D55]^2)" table:style-name="ce4">
            <text:p>197.2607949</text:p>
          </table:table-cell>
          <table:table-cell office:value-type="float" office:value="1.0249861606127499" table:formula="of:=AVERAGE(ABS([.E55]);ABS( [.F55]);ABS([.G55]);ABS([.H55]))" table:style-name="ce1">
            <text:p>1.024986161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2" table:number-columns-spanned="1" table:number-rows-spanned="4" table:style-name="ce9">
            <text:p>12</text:p>
          </table:table-cell>
          <table:table-cell office:value-type="float" office:value="-0.80260503000000005" table:style-name="ce1">
            <text:p>-0.80260503</text:p>
          </table:table-cell>
          <table:table-cell office:value-type="float" office:value="1.09613468" table:style-name="ce1">
            <text:p>1.09613468</text:p>
          </table:table-cell>
          <table:table-cell office:value-type="float" office:value="19.570568990000002" table:style-name="ce1">
            <text:p>19.57056899</text:p>
          </table:table-cell>
          <table:table-cell office:value-type="float" office:value="4.6273837766900003" table:style-name="ce1">
            <text:p>4.627383777</text:p>
          </table:table-cell>
          <table:table-cell office:value-type="float" office:value="0.64855875432099996" table:style-name="ce1">
            <text:p>0.648558754</text:p>
          </table:table-cell>
          <table:table-cell office:value-type="float" office:value="3.9788250223600001" table:style-name="ce1">
            <text:p>3.978825022</text:p>
          </table:table-cell>
          <table:table-cell office:value-type="float" office:value="-0.36271760304200001" table:style-name="ce1">
            <text:p>-0.362717603</text:p>
          </table:table-cell>
          <table:table-cell office:value-type="float" office:value="19.617666952602434" table:formula="of:=SQRT([.B57]^2+[.C57]^2+[.D57]^2)" table:style-name="ce4">
            <text:p>19.61766695</text:p>
          </table:table-cell>
          <table:table-cell office:value-type="float" office:value="2.40437128910325" table:formula="of:=AVERAGE(ABS([.E57]);ABS( [.F57]);ABS([.G57]);ABS([.H57]))" table:style-name="ce1">
            <text:p>2.40437128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4.5331396100000001" table:style-name="ce1">
            <text:p>-4.53313961</text:p>
          </table:table-cell>
          <table:table-cell office:value-type="float" office:value="6.07163597" table:style-name="ce1">
            <text:p>6.07163597</text:p>
          </table:table-cell>
          <table:table-cell office:value-type="float" office:value="39.155739390000001" table:style-name="ce1">
            <text:p>39.15573939</text:p>
          </table:table-cell>
          <table:table-cell office:value-type="float" office:value="2.7800521306600001" table:style-name="ce1">
            <text:p>2.780052131</text:p>
          </table:table-cell>
          <table:table-cell office:value-type="float" office:value="0.41037173039500002" table:style-name="ce1">
            <text:p>0.41037173</text:p>
          </table:table-cell>
          <table:table-cell office:value-type="float" office:value="2.36968040027" table:style-name="ce1">
            <text:p>2.3696804</text:p>
          </table:table-cell>
          <table:table-cell office:value-type="float" office:value="-0.24969668909000001" table:style-name="ce1">
            <text:p>-0.249696689</text:p>
          </table:table-cell>
          <table:table-cell office:value-type="float" office:value="39.882151963673508" table:formula="of:=SQRT([.B58]^2+[.C58]^2+[.D58]^2)" table:style-name="ce4">
            <text:p>39.88215196</text:p>
          </table:table-cell>
          <table:table-cell office:value-type="float" office:value="1.45245023760375" table:formula="of:=AVERAGE(ABS([.E58]);ABS( [.F58]);ABS([.G58]);ABS([.H58]))" table:style-name="ce1">
            <text:p>1.452450238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0.57517631" table:style-name="ce1">
            <text:p>-10.57517631</text:p>
          </table:table-cell>
          <table:table-cell office:value-type="float" office:value="14.118594849999999" table:style-name="ce1">
            <text:p>14.11859485</text:p>
          </table:table-cell>
          <table:table-cell office:value-type="float" office:value="56.938720750000002" table:style-name="ce1">
            <text:p>56.93872075</text:p>
          </table:table-cell>
          <table:table-cell office:value-type="float" office:value="1.2865990139400001" table:style-name="ce1">
            <text:p>1.286599014</text:p>
          </table:table-cell>
          <table:table-cell office:value-type="float" office:value="0.19301378789500001" table:style-name="ce1">
            <text:p>0.193013788</text:p>
          </table:table-cell>
          <table:table-cell office:value-type="float" office:value="1.0935852260400001" table:style-name="ce1">
            <text:p>1.093585226</text:p>
          </table:table-cell>
          <table:table-cell office:value-type="float" office:value="-0.119358491182" table:style-name="ce1">
            <text:p>-0.119358491</text:p>
          </table:table-cell>
          <table:table-cell office:value-type="float" office:value="59.608615108661205" table:formula="of:=SQRT([.B59]^2+[.C59]^2+[.D59]^2)" table:style-name="ce4">
            <text:p>59.60861511</text:p>
          </table:table-cell>
          <table:table-cell office:value-type="float" office:value="0.67313912976425005" table:formula="of:=AVERAGE(ABS([.E59]);ABS( [.F59]);ABS([.G59]);ABS([.H59]))" table:style-name="ce1">
            <text:p>0.6731391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8.22140898" table:style-name="ce1">
            <text:p>-18.22140898</text:p>
          </table:table-cell>
          <table:table-cell office:value-type="float" office:value="24.288482859999998" table:style-name="ce1">
            <text:p>24.28848286</text:p>
          </table:table-cell>
          <table:table-cell office:value-type="float" office:value="75.744454450000006" table:style-name="ce1">
            <text:p>75.74445445</text:p>
          </table:table-cell>
          <table:table-cell office:value-type="float" office:value="0.74623469909399998" table:style-name="ce1">
            <text:p>0.746234699</text:p>
          </table:table-cell>
          <table:table-cell office:value-type="float" office:value="0.112042735826" table:style-name="ce1">
            <text:p>0.112042736</text:p>
          </table:table-cell>
          <table:table-cell office:value-type="float" office:value="0.63419196326899996" table:style-name="ce1">
            <text:p>0.634191963</text:p>
          </table:table-cell>
          <table:table-cell office:value-type="float" office:value="-6.9773001741900001E-2" table:style-name="ce1">
            <text:p>-0.069773002</text:p>
          </table:table-cell>
          <table:table-cell office:value-type="float" office:value="81.603753129283604" table:formula="of:=SQRT([.B60]^2+[.C60]^2+[.D60]^2)" table:style-name="ce4">
            <text:p>81.60375313</text:p>
          </table:table-cell>
          <table:table-cell office:value-type="float" office:value="0.39056059998272497" table:formula="of:=AVERAGE(ABS([.E60]);ABS( [.F60]);ABS([.G60]);ABS([.H60]))" table:style-name="ce1">
            <text:p>0.3905606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3" table:number-columns-spanned="1" table:number-rows-spanned="4" table:style-name="ce10">
            <text:p>13</text:p>
          </table:table-cell>
          <table:table-cell office:value-type="float" office:value="3.5590730000000001E-2" table:style-name="ce1">
            <text:p>0.03559073</text:p>
          </table:table-cell>
          <table:table-cell office:value-type="float" office:value="-2.5662009999999999E-2" table:style-name="ce1">
            <text:p>-0.02566201</text:p>
          </table:table-cell>
          <table:table-cell office:value-type="float" office:value="0.38200593999999999" table:style-name="ce1">
            <text:p>0.38200594</text:p>
          </table:table-cell>
          <table:table-cell office:value-type="float" office:value="8.1575249922000007E-2" table:style-name="ce1">
            <text:p>0.08157525</text:p>
          </table:table-cell>
          <table:table-cell office:value-type="float" office:value="0.18431094079300001" table:style-name="ce1">
            <text:p>0.184310941</text:p>
          </table:table-cell>
          <table:table-cell office:value-type="float" office:value="-0.102735690874" table:style-name="ce1">
            <text:p>-0.102735691</text:p>
          </table:table-cell>
          <table:table-cell office:value-type="float" office:value="-0.16355259669899999" table:style-name="ce1">
            <text:p>-0.163552597</text:p>
          </table:table-cell>
          <table:table-cell office:value-type="float" office:value="0.38451758999356139" table:formula="of:=SQRT([.B62]^2+[.C62]^2+[.D62]^2)" table:style-name="ce4">
            <text:p>0.38451759</text:p>
          </table:table-cell>
          <table:table-cell office:value-type="float" office:value="0.133043619572" table:formula="of:=AVERAGE(ABS([.E62]);ABS( [.F62]);ABS([.G62]);ABS([.H62]))" table:style-name="ce1">
            <text:p>0.13304362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11057769000000001" table:style-name="ce1">
            <text:p>0.11057769</text:p>
          </table:table-cell>
          <table:table-cell office:value-type="float" office:value="-0.10355604" table:style-name="ce1">
            <text:p>-0.10355604</text:p>
          </table:table-cell>
          <table:table-cell office:value-type="float" office:value="0.99594590000000005" table:style-name="ce1">
            <text:p>0.9959459</text:p>
          </table:table-cell>
          <table:table-cell office:value-type="float" office:value="6.4278006073400007E-2" table:style-name="ce1">
            <text:p>0.064278006</text:p>
          </table:table-cell>
          <table:table-cell office:value-type="float" office:value="0.21010261355000001" table:style-name="ce1">
            <text:p>0.210102614</text:p>
          </table:table-cell>
          <table:table-cell office:value-type="float" office:value="-0.14582460747600001" table:style-name="ce1">
            <text:p>-0.145824607</text:p>
          </table:table-cell>
          <table:table-cell office:value-type="float" office:value="-0.192785551699" table:style-name="ce1">
            <text:p>-0.192785552</text:p>
          </table:table-cell>
          <table:table-cell office:value-type="float" office:value="1.0074023598706863" table:formula="of:=SQRT([.B63]^2+[.C63]^2+[.D63]^2)" table:style-name="ce4">
            <text:p>1.00740236</text:p>
          </table:table-cell>
          <table:table-cell office:value-type="float" office:value="0.15324769469960001" table:formula="of:=AVERAGE(ABS([.E63]);ABS( [.F63]);ABS([.G63]);ABS([.H63]))" table:style-name="ce1">
            <text:p>0.15324769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20650658999999999" table:style-name="ce1">
            <text:p>0.20650659</text:p>
          </table:table-cell>
          <table:table-cell office:value-type="float" office:value="-0.2139953" table:style-name="ce1">
            <text:p>-0.2139953</text:p>
          </table:table-cell>
          <table:table-cell office:value-type="float" office:value="1.4437857300000001" table:style-name="ce1">
            <text:p>1.44378573</text:p>
          </table:table-cell>
          <table:table-cell office:value-type="float" office:value="3.3016034067299999E-2" table:style-name="ce1">
            <text:p>0.033016034</text:p>
          </table:table-cell>
          <table:table-cell office:value-type="float" office:value="0.119909201181" table:style-name="ce1">
            <text:p>0.119909201</text:p>
          </table:table-cell>
          <table:table-cell office:value-type="float" office:value="-8.6893167113899994E-2" table:style-name="ce1">
            <text:p>-0.086893167</text:p>
          </table:table-cell>
          <table:table-cell office:value-type="float" office:value="-0.110838416163" table:style-name="ce1">
            <text:p>-0.110838416</text:p>
          </table:table-cell>
          <table:table-cell office:value-type="float" office:value="1.4740950424878143" table:formula="of:=SQRT([.B64]^2+[.C64]^2+[.D64]^2)" table:style-name="ce4">
            <text:p>1.474095042</text:p>
          </table:table-cell>
          <table:table-cell office:value-type="float" office:value="8.7664204631299994E-2" table:formula="of:=AVERAGE(ABS([.E64]);ABS( [.F64]);ABS([.G64]);ABS([.H64]))" table:style-name="ce1">
            <text:p>0.08766420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29807922999999997" table:style-name="ce1">
            <text:p>0.29807923</text:p>
          </table:table-cell>
          <table:table-cell office:value-type="float" office:value="-0.32201023000000001" table:style-name="ce1">
            <text:p>-0.32201023</text:p>
          </table:table-cell>
          <table:table-cell office:value-type="float" office:value="1.82012285" table:style-name="ce1">
            <text:p>1.82012285</text:p>
          </table:table-cell>
          <table:table-cell office:value-type="float" office:value="2.0002352626799998E-2" table:style-name="ce1">
            <text:p>0.020002353</text:p>
          </table:table-cell>
          <table:table-cell office:value-type="float" office:value="7.7421458350699995E-2" table:style-name="ce1">
            <text:p>0.077421458</text:p>
          </table:table-cell>
          <table:table-cell office:value-type="float" office:value="-5.7419105723999997E-2" table:style-name="ce1">
            <text:p>-0.057419106</text:p>
          </table:table-cell>
          <table:table-cell office:value-type="float" office:value="-7.1906280383700005E-2" table:style-name="ce1">
            <text:p>-0.07190628</text:p>
          </table:table-cell>
          <table:table-cell office:value-type="float" office:value="1.8722684114929056" table:formula="of:=SQRT([.B65]^2+[.C65]^2+[.D65]^2)" table:style-name="ce4">
            <text:p>1.872268411</text:p>
          </table:table-cell>
          <table:table-cell office:value-type="float" office:value="5.66872992713E-2" table:formula="of:=AVERAGE(ABS([.E65]);ABS( [.F65]);ABS([.G65]);ABS([.H65]))" table:style-name="ce1">
            <text:p>0.056687299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4" table:number-columns-spanned="1" table:number-rows-spanned="4" table:style-name="ce9">
            <text:p>14</text:p>
          </table:table-cell>
          <table:table-cell office:value-type="float" office:value="-16.724173260000001" table:style-name="ce1">
            <text:p>-16.72417326</text:p>
          </table:table-cell>
          <table:table-cell office:value-type="float" office:value="16.439212600000001" table:style-name="ce1">
            <text:p>16.4392126</text:p>
          </table:table-cell>
          <table:table-cell office:value-type="float" office:value="-609.56629421000002" table:style-name="ce1">
            <text:p>-609.5662942</text:p>
          </table:table-cell>
          <table:table-cell office:value-type="float" office:value="-139.68834832100001" table:style-name="ce1">
            <text:p>-139.6883483</text:p>
          </table:table-cell>
          <table:table-cell office:value-type="float" office:value="-361.81591203699998" table:style-name="ce1">
            <text:p>-361.815912</text:p>
          </table:table-cell>
          <table:table-cell office:value-type="float" office:value="222.127563716" table:style-name="ce1">
            <text:p>222.1275637</text:p>
          </table:table-cell>
          <table:table-cell office:value-type="float" office:value="353.235280268" table:style-name="ce1">
            <text:p>353.2352803</text:p>
          </table:table-cell>
          <table:table-cell office:value-type="float" office:value="610.01722329705638" table:formula="of:=SQRT([.B67]^2+[.C67]^2+[.D67]^2)" table:style-name="ce4">
            <text:p>610.0172233</text:p>
          </table:table-cell>
          <table:table-cell office:value-type="float" office:value="269.21677608549999" table:formula="of:=AVERAGE(ABS([.E67]);ABS( [.F67]);ABS([.G67]);ABS([.H67]))" table:style-name="ce1">
            <text:p>269.216776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63.52297171" table:style-name="ce1">
            <text:p>-63.52297171</text:p>
          </table:table-cell>
          <table:table-cell office:value-type="float" office:value="63.93329731" table:style-name="ce1">
            <text:p>63.93329731</text:p>
          </table:table-cell>
          <table:table-cell office:value-type="float" office:value="-2222.9569906000002" table:style-name="ce1">
            <text:p>-2222.956991</text:p>
          </table:table-cell>
          <table:table-cell office:value-type="float" office:value="-156.46398144700001" table:style-name="ce1">
            <text:p>-156.4639814</text:p>
          </table:table-cell>
          <table:table-cell office:value-type="float" office:value="-586.21170508399996" table:style-name="ce1">
            <text:p>-586.2117051</text:p>
          </table:table-cell>
          <table:table-cell office:value-type="float" office:value="429.74772363699998" table:style-name="ce1">
            <text:p>429.7477236</text:p>
          </table:table-cell>
          <table:table-cell office:value-type="float" office:value="577.19305654200002" table:style-name="ce1">
            <text:p>577.1930565</text:p>
          </table:table-cell>
          <table:table-cell office:value-type="float" office:value="2224.783229102828" table:formula="of:=SQRT([.B68]^2+[.C68]^2+[.D68]^2)" table:style-name="ce4">
            <text:p>2224.783229</text:p>
          </table:table-cell>
          <table:table-cell office:value-type="float" office:value="437.40411667749999" table:formula="of:=AVERAGE(ABS([.E68]);ABS( [.F68]);ABS([.G68]);ABS([.H68]))" table:style-name="ce1">
            <text:p>437.404116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57.65793565999999" table:style-name="ce1">
            <text:p>-157.6579357</text:p>
          </table:table-cell>
          <table:table-cell office:value-type="float" office:value="161.87380780000001" table:style-name="ce1">
            <text:p>161.8738078</text:p>
          </table:table-cell>
          <table:table-cell office:value-type="float" office:value="-5203.52534242" table:style-name="ce1">
            <text:p>-5203.525342</text:p>
          </table:table-cell>
          <table:table-cell office:value-type="float" office:value="-138.32242311499999" table:style-name="ce1">
            <text:p>-138.3224231</text:p>
          </table:table-cell>
          <table:table-cell office:value-type="float" office:value="-464.60188741500002" table:style-name="ce1">
            <text:p>-464.6018874</text:p>
          </table:table-cell>
          <table:table-cell office:value-type="float" office:value="326.27946429999997" table:style-name="ce1">
            <text:p>326.2794643</text:p>
          </table:table-cell>
          <table:table-cell office:value-type="float" office:value="456.695895151" table:style-name="ce1">
            <text:p>456.6958952</text:p>
          </table:table-cell>
          <table:table-cell office:value-type="float" office:value="5208.4292395630591" table:formula="of:=SQRT([.B69]^2+[.C69]^2+[.D69]^2)" table:style-name="ce4">
            <text:p>5208.42924</text:p>
          </table:table-cell>
          <table:table-cell office:value-type="float" office:value="346.47491749525" table:formula="of:=AVERAGE(ABS([.E69]);ABS( [.F69]);ABS([.G69]);ABS([.H69]))" table:style-name="ce1">
            <text:p>346.474917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379.30517304" table:style-name="ce1">
            <text:p>-379.305173</text:p>
          </table:table-cell>
          <table:table-cell office:value-type="float" office:value="395.71170031000003" table:style-name="ce1">
            <text:p>395.7117003</text:p>
          </table:table-cell>
          <table:table-cell office:value-type="float" office:value="-11845.50228751" table:style-name="ce1">
            <text:p>-11845.50229</text:p>
          </table:table-cell>
          <table:table-cell office:value-type="float" office:value="-176.129685905" table:style-name="ce1">
            <text:p>-176.1296859</text:p>
          </table:table-cell>
          <table:table-cell office:value-type="float" office:value="-446.79918519300003" table:style-name="ce1">
            <text:p>-446.7991852</text:p>
          </table:table-cell>
          <table:table-cell office:value-type="float" office:value="270.669499288" table:style-name="ce1">
            <text:p>270.6694993</text:p>
          </table:table-cell>
          <table:table-cell office:value-type="float" office:value="436.83836169699998" table:style-name="ce1">
            <text:p>436.8383617</text:p>
          </table:table-cell>
          <table:table-cell office:value-type="float" office:value="11858.177963222755" table:formula="of:=SQRT([.B70]^2+[.C70]^2+[.D70]^2)" table:style-name="ce4">
            <text:p>11858.17796</text:p>
          </table:table-cell>
          <table:table-cell office:value-type="float" office:value="332.60918302075004" table:formula="of:=AVERAGE(ABS([.E70]);ABS( [.F70]);ABS([.G70]);ABS([.H70]))" table:style-name="ce1">
            <text:p>332.609183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5" table:number-columns-spanned="1" table:number-rows-spanned="4" table:style-name="ce9">
            <text:p>15</text:p>
          </table:table-cell>
          <table:table-cell office:value-type="float" office:value="-28.196062489999999" table:style-name="ce1">
            <text:p>-28.19606249</text:p>
          </table:table-cell>
          <table:table-cell office:value-type="float" office:value="5.6866990099999999" table:style-name="ce1">
            <text:p>5.68669901</text:p>
          </table:table-cell>
          <table:table-cell office:value-type="float" office:value="-639.68642786999999" table:style-name="ce1">
            <text:p>-639.6864279</text:p>
          </table:table-cell>
          <table:table-cell office:value-type="float" office:value="-139.81420438399999" table:style-name="ce1">
            <text:p>-139.8142044</text:p>
          </table:table-cell>
          <table:table-cell office:value-type="float" office:value="-362.25457047700002" table:style-name="ce1">
            <text:p>-362.2545705</text:p>
          </table:table-cell>
          <table:table-cell office:value-type="float" office:value="222.44036609299999" table:style-name="ce1">
            <text:p>222.4403661</text:p>
          </table:table-cell>
          <table:table-cell office:value-type="float" office:value="315.24290194899999" table:style-name="ce1">
            <text:p>315.2429019</text:p>
          </table:table-cell>
          <table:table-cell office:value-type="float" office:value="640.33279041967785" table:formula="of:=SQRT([.B72]^2+[.C72]^2+[.D72]^2)" table:style-name="ce4">
            <text:p>640.3327904</text:p>
          </table:table-cell>
          <table:table-cell office:value-type="float" office:value="259.93801072575002" table:formula="of:=AVERAGE(ABS([.E72]);ABS( [.F72]);ABS([.G72]);ABS([.H72]))" table:style-name="ce1">
            <text:p>259.938010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10.07408814" table:style-name="ce1">
            <text:p>-110.0740881</text:p>
          </table:table-cell>
          <table:table-cell office:value-type="float" office:value="45.436863440000003" table:style-name="ce1">
            <text:p>45.43686344</text:p>
          </table:table-cell>
          <table:table-cell office:value-type="float" office:value="-2380.7452433600001" table:style-name="ce1">
            <text:p>-2380.745243</text:p>
          </table:table-cell>
          <table:table-cell office:value-type="float" office:value="-157.00771362500001" table:style-name="ce1">
            <text:p>-157.0077136</text:p>
          </table:table-cell>
          <table:table-cell office:value-type="float" office:value="-588.50192396099999" table:style-name="ce1">
            <text:p>-588.501924</text:p>
          </table:table-cell>
          <table:table-cell office:value-type="float" office:value="431.49421033599998" table:style-name="ce1">
            <text:p>431.4942103</text:p>
          </table:table-cell>
          <table:table-cell office:value-type="float" office:value="531.09049393199996" table:style-name="ce1">
            <text:p>531.0904939</text:p>
          </table:table-cell>
          <table:table-cell office:value-type="float" office:value="2383.7216127770425" table:formula="of:=SQRT([.B73]^2+[.C73]^2+[.D73]^2)" table:style-name="ce4">
            <text:p>2383.721613</text:p>
          </table:table-cell>
          <table:table-cell office:value-type="float" office:value="427.02358546350001" table:formula="of:=AVERAGE(ABS([.E73]);ABS( [.F73]);ABS([.G73]);ABS([.H73]))" table:style-name="ce1">
            <text:p>427.0235855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311.35100868000001" table:style-name="ce1">
            <text:p>-311.3510087</text:p>
          </table:table-cell>
          <table:table-cell office:value-type="float" office:value="170.76563343999999" table:style-name="ce1">
            <text:p>170.7656334</text:p>
          </table:table-cell>
          <table:table-cell office:value-type="float" office:value="-5914.18643187" table:style-name="ce1">
            <text:p>-5914.186432</text:p>
          </table:table-cell>
          <table:table-cell office:value-type="float" office:value="-141.38646098500001" table:style-name="ce1">
            <text:p>-141.386461</text:p>
          </table:table-cell>
          <table:table-cell office:value-type="float" office:value="-475.162916714" table:style-name="ce1">
            <text:p>-475.1629167</text:p>
          </table:table-cell>
          <table:table-cell office:value-type="float" office:value="333.77645572900002" table:style-name="ce1">
            <text:p>333.7764557</text:p>
          </table:table-cell>
          <table:table-cell office:value-type="float" office:value="422.02964408399998" table:style-name="ce1">
            <text:p>422.0296441</text:p>
          </table:table-cell>
          <table:table-cell office:value-type="float" office:value="5924.8376773617547" table:formula="of:=SQRT([.B74]^2+[.C74]^2+[.D74]^2)" table:style-name="ce4">
            <text:p>5924.837677</text:p>
          </table:table-cell>
          <table:table-cell office:value-type="float" office:value="343.08886937800003" table:formula="of:=AVERAGE(ABS([.E74]);ABS( [.F74]);ABS([.G74]);ABS([.H74]))" table:style-name="ce1">
            <text:p>343.088869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853.29299504999994" table:style-name="ce1">
            <text:p>-853.2929951</text:p>
          </table:table-cell>
          <table:table-cell office:value-type="float" office:value="547.77112965000003" table:style-name="ce1">
            <text:p>547.7711297</text:p>
          </table:table-cell>
          <table:table-cell office:value-type="float" office:value="-14370.181744760001" table:style-name="ce1">
            <text:p>-14370.18174</text:p>
          </table:table-cell>
          <table:table-cell office:value-type="float" office:value="-189.836816454" table:style-name="ce1">
            <text:p>-189.8368165</text:p>
          </table:table-cell>
          <table:table-cell office:value-type="float" office:value="-481.92404756299999" table:style-name="ce1">
            <text:p>-481.9240476</text:p>
          </table:table-cell>
          <table:table-cell office:value-type="float" office:value="292.08723110900002" table:style-name="ce1">
            <text:p>292.0872311</text:p>
          </table:table-cell>
          <table:table-cell office:value-type="float" office:value="410.04741270400001" table:style-name="ce1">
            <text:p>410.0474127</text:p>
          </table:table-cell>
          <table:table-cell office:value-type="float" office:value="14405.911478393618" table:formula="of:=SQRT([.B75]^2+[.C75]^2+[.D75]^2)" table:style-name="ce4">
            <text:p>14405.91148</text:p>
          </table:table-cell>
          <table:table-cell office:value-type="float" office:value="343.47387695750001" table:formula="of:=AVERAGE(ABS([.E75]);ABS( [.F75]);ABS([.G75]);ABS([.H75]))" table:style-name="ce1">
            <text:p>343.473877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6" table:number-columns-spanned="1" table:number-rows-spanned="4" table:style-name="ce9">
            <text:p>16</text:p>
          </table:table-cell>
          <table:table-cell office:value-type="float" office:value="-24.617630210000002" table:style-name="ce1">
            <text:p>-24.61763021</text:p>
          </table:table-cell>
          <table:table-cell office:value-type="float" office:value="2.7938498699999998" table:style-name="ce1">
            <text:p>2.79384987</text:p>
          </table:table-cell>
          <table:table-cell office:value-type="float" office:value="-836.55660864000004" table:style-name="ce1">
            <text:p>-836.5566086</text:p>
          </table:table-cell>
          <table:table-cell office:value-type="float" office:value="-186.452065976" table:style-name="ce1">
            <text:p>-186.452066</text:p>
          </table:table-cell>
          <table:table-cell office:value-type="float" office:value="-458.42908946900002" table:style-name="ce1">
            <text:p>-458.4290895</text:p>
          </table:table-cell>
          <table:table-cell office:value-type="float" office:value="271.97702349299999" table:style-name="ce1">
            <text:p>271.9770235</text:p>
          </table:table-cell>
          <table:table-cell office:value-type="float" office:value="451.53373483799999" table:style-name="ce1">
            <text:p>451.5337348</text:p>
          </table:table-cell>
          <table:table-cell office:value-type="float" office:value="836.92340914417639" table:formula="of:=SQRT([.B77]^2+[.C77]^2+[.D77]^2)" table:style-name="ce4">
            <text:p>836.9234091</text:p>
          </table:table-cell>
          <table:table-cell office:value-type="float" office:value="342.09797844399998" table:formula="of:=AVERAGE(ABS([.E77]);ABS( [.F77]);ABS([.G77]);ABS([.H77]))" table:style-name="ce1">
            <text:p>342.097978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223.24579738" table:style-name="ce1">
            <text:p>-223.2457974</text:p>
          </table:table-cell>
          <table:table-cell office:value-type="float" office:value="63.972218349999999" table:style-name="ce1">
            <text:p>63.97221835</text:p>
          </table:table-cell>
          <table:table-cell office:value-type="float" office:value="-6978.48648366" table:style-name="ce1">
            <text:p>-6978.486484</text:p>
          </table:table-cell>
          <table:table-cell office:value-type="float" office:value="-481.59120772199998" table:style-name="ce1">
            <text:p>-481.5912077</text:p>
          </table:table-cell>
          <table:table-cell office:value-type="float" office:value="-1023.39590889" table:style-name="ce1">
            <text:p>-1023.395909</text:p>
          </table:table-cell>
          <table:table-cell office:value-type="float" office:value="541.80470117000004" table:style-name="ce1">
            <text:p>541.8047012</text:p>
          </table:table-cell>
          <table:table-cell office:value-type="float" office:value="1004.3822326" table:style-name="ce1">
            <text:p>1004.382233</text:p>
          </table:table-cell>
          <table:table-cell office:value-type="float" office:value="6982.3495138380003" table:formula="of:=SQRT([.B78]^2+[.C78]^2+[.D78]^2)" table:style-name="ce4">
            <text:p>6982.349514</text:p>
          </table:table-cell>
          <table:table-cell office:value-type="float" office:value="762.79351259550003" table:formula="of:=AVERAGE(ABS([.E78]);ABS( [.F78]);ABS([.G78]);ABS([.H78]))" table:style-name="ce1">
            <text:p>762.793512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343.80774445999998" table:style-name="ce1">
            <text:p>343.8077445</text:p>
          </table:table-cell>
          <table:table-cell office:value-type="float" office:value="-159.14531808000001" table:style-name="ce1">
            <text:p>-159.1453181</text:p>
          </table:table-cell>
          <table:table-cell office:value-type="float" office:value="8929.4619154699994" table:style-name="ce1">
            <text:p>8929.461915</text:p>
          </table:table-cell>
          <table:table-cell office:value-type="float" office:value="167.58411299400001" table:style-name="ce1">
            <text:p>167.584113</text:p>
          </table:table-cell>
          <table:table-cell office:value-type="float" office:value="-514.77679249000005" table:style-name="ce1">
            <text:p>-514.7767925</text:p>
          </table:table-cell>
          <table:table-cell office:value-type="float" office:value="682.360905484" table:style-name="ce1">
            <text:p>682.3609055</text:p>
          </table:table-cell>
          <table:table-cell office:value-type="float" office:value="521.57790794899995" table:style-name="ce1">
            <text:p>521.5779079</text:p>
          </table:table-cell>
          <table:table-cell office:value-type="float" office:value="8937.4952362083313" table:formula="of:=SQRT([.B79]^2+[.C79]^2+[.D79]^2)" table:style-name="ce4">
            <text:p>8937.495236</text:p>
          </table:table-cell>
          <table:table-cell office:value-type="float" office:value="471.57492972925002" table:formula="of:=AVERAGE(ABS([.E79]);ABS( [.F79]);ABS([.G79]);ABS([.H79]))" table:style-name="ce1">
            <text:p>471.574929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247.44285984999999" table:style-name="ce1">
            <text:p>247.4428599</text:p>
          </table:table-cell>
          <table:table-cell office:value-type="float" office:value="-157.74409406999999" table:style-name="ce1">
            <text:p>-157.7440941</text:p>
          </table:table-cell>
          <table:table-cell office:value-type="float" office:value="5021.4252712300004" table:style-name="ce1">
            <text:p>5021.425271</text:p>
          </table:table-cell>
          <table:table-cell office:value-type="float" office:value="45.5537505745" table:style-name="ce1">
            <text:p>45.55375057</text:p>
          </table:table-cell>
          <table:table-cell office:value-type="float" office:value="-477.48956887600002" table:style-name="ce1">
            <text:p>-477.4895689</text:p>
          </table:table-cell>
          <table:table-cell office:value-type="float" office:value="523.04331945000001" table:style-name="ce1">
            <text:p>523.0433195</text:p>
          </table:table-cell>
          <table:table-cell office:value-type="float" office:value="479.33502172999999" table:style-name="ce1">
            <text:p>479.3350217</text:p>
          </table:table-cell>
          <table:table-cell office:value-type="float" office:value="5029.9923382299494" table:formula="of:=SQRT([.B80]^2+[.C80]^2+[.D80]^2)" table:style-name="ce4">
            <text:p>5029.992338</text:p>
          </table:table-cell>
          <table:table-cell office:value-type="float" office:value="381.35541515762498" table:formula="of:=AVERAGE(ABS([.E80]);ABS( [.F80]);ABS([.G80]);ABS([.H80]))" table:style-name="ce1">
            <text:p>381.3554152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7" table:number-columns-spanned="1" table:number-rows-spanned="4" table:style-name="ce9">
            <text:p>17</text:p>
          </table:table-cell>
          <table:table-cell office:value-type="float" office:value="1.60932309" table:style-name="ce1">
            <text:p>1.60932309</text:p>
          </table:table-cell>
          <table:table-cell office:value-type="float" office:value="-1.61678349" table:style-name="ce1">
            <text:p>-1.61678349</text:p>
          </table:table-cell>
          <table:table-cell office:value-type="float" office:value="53.113257019999999" table:style-name="ce1">
            <text:p>53.11325702</text:p>
          </table:table-cell>
          <table:table-cell office:value-type="float" office:value="12.1752265313" table:style-name="ce1">
            <text:p>12.17522653</text:p>
          </table:table-cell>
          <table:table-cell office:value-type="float" office:value="17.045098258700001" table:style-name="ce1">
            <text:p>17.04509826</text:p>
          </table:table-cell>
          <table:table-cell office:value-type="float" office:value="-4.8698717274299996" table:style-name="ce1">
            <text:p>-4.869871727</text:p>
          </table:table-cell>
          <table:table-cell office:value-type="float" office:value="-16.292777091600001" table:style-name="ce1">
            <text:p>-16.29277709</text:p>
          </table:table-cell>
          <table:table-cell office:value-type="float" office:value="53.16222325048232" table:formula="of:=SQRT([.B82]^2+[.C82]^2+[.D82]^2)" table:style-name="ce4">
            <text:p>53.16222325</text:p>
          </table:table-cell>
          <table:table-cell office:value-type="float" office:value="12.595743402257501" table:formula="of:=AVERAGE(ABS([.E82]);ABS( [.F82]);ABS([.G82]);ABS([.H82]))" table:style-name="ce1">
            <text:p>12.595743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5.9235398999999997" table:style-name="ce1">
            <text:p>5.9235399</text:p>
          </table:table-cell>
          <table:table-cell office:value-type="float" office:value="-6.3185745799999999" table:style-name="ce1">
            <text:p>-6.31857458</text:p>
          </table:table-cell>
          <table:table-cell office:value-type="float" office:value="160.53464948000001" table:style-name="ce1">
            <text:p>160.5346495</text:p>
          </table:table-cell>
          <table:table-cell office:value-type="float" office:value="11.1253711171" table:style-name="ce1">
            <text:p>11.12537112</text:p>
          </table:table-cell>
          <table:table-cell office:value-type="float" office:value="15.1779203221" table:style-name="ce1">
            <text:p>15.17792032</text:p>
          </table:table-cell>
          <table:table-cell office:value-type="float" office:value="-4.05254920505" table:style-name="ce1">
            <text:p>-4.052549205</text:p>
          </table:table-cell>
          <table:table-cell office:value-type="float" office:value="-14.534817626400001" table:style-name="ce1">
            <text:p>-14.53481763</text:p>
          </table:table-cell>
          <table:table-cell office:value-type="float" office:value="160.76811373321632" table:formula="of:=SQRT([.B83]^2+[.C83]^2+[.D83]^2)" table:style-name="ce4">
            <text:p>160.7681137</text:p>
          </table:table-cell>
          <table:table-cell office:value-type="float" office:value="11.2226645676625" table:formula="of:=AVERAGE(ABS([.E83]);ABS( [.F83]);ABS([.G83]);ABS([.H83]))" table:style-name="ce1">
            <text:p>11.2226645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.55387466" table:style-name="ce1">
            <text:p>10.55387466</text:p>
          </table:table-cell>
          <table:table-cell office:value-type="float" office:value="-11.70133072" table:style-name="ce1">
            <text:p>-11.70133072</text:p>
          </table:table-cell>
          <table:table-cell office:value-type="float" office:value="240.60332933999999" table:style-name="ce1">
            <text:p>240.6033293</text:p>
          </table:table-cell>
          <table:table-cell office:value-type="float" office:value="5.9478928015300001" table:style-name="ce1">
            <text:p>5.947892802</text:p>
          </table:table-cell>
          <table:table-cell office:value-type="float" office:value="7.6863465589300004" table:style-name="ce1">
            <text:p>7.686346559</text:p>
          </table:table-cell>
          <table:table-cell office:value-type="float" office:value="-1.7384537574000001" table:style-name="ce1">
            <text:p>-1.738453757</text:p>
          </table:table-cell>
          <table:table-cell office:value-type="float" office:value="-7.3458159997500001" table:style-name="ce1">
            <text:p>-7.345816</text:p>
          </table:table-cell>
          <table:table-cell office:value-type="float" office:value="241.11878296899707" table:formula="of:=SQRT([.B84]^2+[.C84]^2+[.D84]^2)" table:style-name="ce4">
            <text:p>241.118783</text:p>
          </table:table-cell>
          <table:table-cell office:value-type="float" office:value="5.6796272794025002" table:formula="of:=AVERAGE(ABS([.E84]);ABS( [.F84]);ABS([.G84]);ABS([.H84]))" table:style-name="ce1">
            <text:p>5.67962727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4.975241609999999" table:style-name="ce1">
            <text:p>14.97524161</text:p>
          </table:table-cell>
          <table:table-cell office:value-type="float" office:value="-16.98117268" table:style-name="ce1">
            <text:p>-16.98117268</text:p>
          </table:table-cell>
          <table:table-cell office:value-type="float" office:value="301.77404049" table:style-name="ce1">
            <text:p>301.7740405</text:p>
          </table:table-cell>
          <table:table-cell office:value-type="float" office:value="3.67225786264" table:style-name="ce1">
            <text:p>3.672257863</text:p>
          </table:table-cell>
          <table:table-cell office:value-type="float" office:value="4.6041869159399997" table:style-name="ce1">
            <text:p>4.604186916</text:p>
          </table:table-cell>
          <table:table-cell office:value-type="float" office:value="-0.93192905330200004" table:style-name="ce1">
            <text:p>-0.931929053</text:p>
          </table:table-cell>
          <table:table-cell office:value-type="float" office:value="-4.3961658079100001" table:style-name="ce1">
            <text:p>-4.396165808</text:p>
          </table:table-cell>
          <table:table-cell office:value-type="float" office:value="302.62218953759162" table:formula="of:=SQRT([.B85]^2+[.C85]^2+[.D85]^2)" table:style-name="ce4">
            <text:p>302.6221895</text:p>
          </table:table-cell>
          <table:table-cell office:value-type="float" office:value="3.4011349099479999" table:formula="of:=AVERAGE(ABS([.E85]);ABS( [.F85]);ABS([.G85]);ABS([.H85]))" table:style-name="ce1">
            <text:p>3.40113491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8" table:number-columns-spanned="1" table:number-rows-spanned="4" table:style-name="ce9">
            <text:p>18</text:p>
          </table:table-cell>
          <table:table-cell office:value-type="float" office:value="-0.15351759000000001" table:style-name="ce1">
            <text:p>-0.15351759</text:p>
          </table:table-cell>
          <table:table-cell office:value-type="float" office:value="1.3793376900000001" table:style-name="ce1">
            <text:p>1.37933769</text:p>
          </table:table-cell>
          <table:table-cell office:value-type="float" office:value="53.213068229999998" table:style-name="ce1">
            <text:p>53.21306823</text:p>
          </table:table-cell>
          <table:table-cell office:value-type="float" office:value="12.174549477899999" table:style-name="ce1">
            <text:p>12.17454948</text:p>
          </table:table-cell>
          <table:table-cell office:value-type="float" office:value="17.044316561799999" table:style-name="ce1">
            <text:p>17.04431656</text:p>
          </table:table-cell>
          <table:table-cell office:value-type="float" office:value="-4.8697670839000002" table:style-name="ce1">
            <text:p>-4.869767084</text:p>
          </table:table-cell>
          <table:table-cell office:value-type="float" office:value="-12.9336551511" table:style-name="ce1">
            <text:p>-12.93365515</text:p>
          </table:table-cell>
          <table:table-cell office:value-type="float" office:value="53.231163528182712" table:formula="of:=SQRT([.B87]^2+[.C87]^2+[.D87]^2)" table:style-name="ce4">
            <text:p>53.23116353</text:p>
          </table:table-cell>
          <table:table-cell office:value-type="float" office:value="11.755572068674999" table:formula="of:=AVERAGE(ABS([.E87]);ABS( [.F87]);ABS([.G87]);ABS([.H87]))" table:style-name="ce1">
            <text:p>11.75557207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4.0020201999999996" table:style-name="ce1">
            <text:p>-4.0020202</text:p>
          </table:table-cell>
          <table:table-cell office:value-type="float" office:value="9.1406452900000001" table:style-name="ce1">
            <text:p>9.14064529</text:p>
          </table:table-cell>
          <table:table-cell office:value-type="float" office:value="164.41632525" table:style-name="ce1">
            <text:p>164.4163253</text:p>
          </table:table-cell>
          <table:table-cell office:value-type="float" office:value="11.122329983" table:style-name="ce1">
            <text:p>11.12232998</text:p>
          </table:table-cell>
          <table:table-cell office:value-type="float" office:value="15.173930287299999" table:style-name="ce1">
            <text:p>15.17393029</text:p>
          </table:table-cell>
          <table:table-cell office:value-type="float" office:value="-4.05160030427" table:style-name="ce1">
            <text:p>-4.051600304</text:p>
          </table:table-cell>
          <table:table-cell office:value-type="float" office:value="-11.0989195952" table:style-name="ce1">
            <text:p>-11.0989196</text:p>
          </table:table-cell>
          <table:table-cell office:value-type="float" office:value="164.71883793516938" table:formula="of:=SQRT([.B88]^2+[.C88]^2+[.D88]^2)" table:style-name="ce4">
            <text:p>164.7188379</text:p>
          </table:table-cell>
          <table:table-cell office:value-type="float" office:value="10.3616950424425" table:formula="of:=AVERAGE(ABS([.E88]);ABS( [.F88]);ABS([.G88]);ABS([.H88]))" table:style-name="ce1">
            <text:p>10.36169504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12.153519080000001" table:style-name="ce1">
            <text:p>-12.15351908</text:p>
          </table:table-cell>
          <table:table-cell office:value-type="float" office:value="22.419003910000001" table:style-name="ce1">
            <text:p>22.41900391</text:p>
          </table:table-cell>
          <table:table-cell office:value-type="float" office:value="268.42583812999999" table:style-name="ce1">
            <text:p>268.4258381</text:p>
          </table:table-cell>
          <table:table-cell office:value-type="float" office:value="5.93947468036" table:style-name="ce1">
            <text:p>5.93947468</text:p>
          </table:table-cell>
          <table:table-cell office:value-type="float" office:value="7.6755370346499996" table:style-name="ce1">
            <text:p>7.675537035</text:p>
          </table:table-cell>
          <table:table-cell office:value-type="float" office:value="-1.73606235429" table:style-name="ce1">
            <text:p>-1.736062354</text:p>
          </table:table-cell>
          <table:table-cell office:value-type="float" office:value="-5.44072168859" table:style-name="ce1">
            <text:p>-5.440721689</text:p>
          </table:table-cell>
          <table:table-cell office:value-type="float" office:value="269.63447542578353" table:formula="of:=SQRT([.B89]^2+[.C89]^2+[.D89]^2)" table:style-name="ce4">
            <text:p>269.6344754</text:p>
          </table:table-cell>
          <table:table-cell office:value-type="float" office:value="5.1979489394725" table:formula="of:=AVERAGE(ABS([.E89]);ABS( [.F89]);ABS([.G89]);ABS([.H89]))" table:style-name="ce1">
            <text:p>5.197948939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-23.100550739999999" table:style-name="ce1">
            <text:p>-23.10055074</text:p>
          </table:table-cell>
          <table:table-cell office:value-type="float" office:value="39.320774030000003" table:style-name="ce1">
            <text:p>39.32077403</text:p>
          </table:table-cell>
          <table:table-cell office:value-type="float" office:value="369.91190257" table:style-name="ce1">
            <text:p>369.9119026</text:p>
          </table:table-cell>
          <table:table-cell office:value-type="float" office:value="3.65723921327" table:style-name="ce1">
            <text:p>3.657239213</text:p>
          </table:table-cell>
          <table:table-cell office:value-type="float" office:value="4.5853930438799999" table:style-name="ce1">
            <text:p>4.585393044</text:p>
          </table:table-cell>
          <table:table-cell office:value-type="float" office:value="-0.92815383061000001" table:style-name="ce1">
            <text:p>-0.928153831</text:p>
          </table:table-cell>
          <table:table-cell office:value-type="float" office:value="-3.1988059637999999" table:style-name="ce1">
            <text:p>-3.198805964</text:p>
          </table:table-cell>
          <table:table-cell office:value-type="float" office:value="372.71245535636024" table:formula="of:=SQRT([.B90]^2+[.C90]^2+[.D90]^2)" table:style-name="ce4">
            <text:p>372.7124554</text:p>
          </table:table-cell>
          <table:table-cell office:value-type="float" office:value="3.0923980128899999" table:formula="of:=AVERAGE(ABS([.E90]);ABS( [.F90]);ABS([.G90]);ABS([.H90]))" table:style-name="ce1">
            <text:p>3.092398013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9" table:number-columns-spanned="1" table:number-rows-spanned="4" table:style-name="ce9">
            <text:p>19</text:p>
          </table:table-cell>
          <table:table-cell office:value-type="float" office:value="7.8800382999999998" table:style-name="ce1">
            <text:p>7.8800383</text:p>
          </table:table-cell>
          <table:table-cell office:value-type="float" office:value="-12.274434640000001" table:style-name="ce1">
            <text:p>-12.27443464</text:p>
          </table:table-cell>
          <table:table-cell office:value-type="float" office:value="52.7604148" table:style-name="ce1">
            <text:p>52.7604148</text:p>
          </table:table-cell>
          <table:table-cell office:value-type="float" office:value="12.177634258299999" table:style-name="ce1">
            <text:p>12.17763426</text:p>
          </table:table-cell>
          <table:table-cell office:value-type="float" office:value="17.047877698000001" table:style-name="ce1">
            <text:p>17.0478777</text:p>
          </table:table-cell>
          <table:table-cell office:value-type="float" office:value="-4.8702434397300003" table:style-name="ce1">
            <text:p>-4.87024344</text:p>
          </table:table-cell>
          <table:table-cell office:value-type="float" office:value="10.450351325" table:style-name="ce1">
            <text:p>10.45035133</text:p>
          </table:table-cell>
          <table:table-cell office:value-type="float" office:value="54.739548036215623" table:formula="of:=SQRT([.B92]^2+[.C92]^2+[.D92]^2)" table:style-name="ce4">
            <text:p>54.73954804</text:p>
          </table:table-cell>
          <table:table-cell office:value-type="float" office:value="11.1365266802575" table:formula="of:=AVERAGE(ABS([.E92]);ABS( [.F92]);ABS([.G92]);ABS([.H92]))" table:style-name="ce1">
            <text:p>11.13652668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23.258745080000001" table:style-name="ce1">
            <text:p>23.25874508</text:p>
          </table:table-cell>
          <table:table-cell office:value-type="float" office:value="-33.318279629999999" table:style-name="ce1">
            <text:p>-33.31827963</text:p>
          </table:table-cell>
          <table:table-cell office:value-type="float" office:value="153.76398481999999" table:style-name="ce1">
            <text:p>153.7639848</text:p>
          </table:table-cell>
          <table:table-cell office:value-type="float" office:value="11.1306819285" table:style-name="ce1">
            <text:p>11.13068193</text:p>
          </table:table-cell>
          <table:table-cell office:value-type="float" office:value="15.184887874299999" table:style-name="ce1">
            <text:p>15.18488787</text:p>
          </table:table-cell>
          <table:table-cell office:value-type="float" office:value="-4.0542059457899997" table:style-name="ce1">
            <text:p>-4.054205946</text:p>
          </table:table-cell>
          <table:table-cell office:value-type="float" office:value="21.179306764700002" table:style-name="ce1">
            <text:p>21.17930676</text:p>
          </table:table-cell>
          <table:table-cell office:value-type="float" office:value="159.04225856018419" table:formula="of:=SQRT([.B93]^2+[.C93]^2+[.D93]^2)" table:style-name="ce4">
            <text:p>159.0422586</text:p>
          </table:table-cell>
          <table:table-cell office:value-type="float" office:value="12.887270628322501" table:formula="of:=AVERAGE(ABS([.E93]);ABS( [.F93]);ABS([.G93]);ABS([.H93]))" table:style-name="ce1">
            <text:p>12.88727063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39.172616249999997" table:style-name="ce1">
            <text:p>39.17261625</text:p>
          </table:table-cell>
          <table:table-cell office:value-type="float" office:value="-54.703004849999999" table:style-name="ce1">
            <text:p>-54.70300485</text:p>
          </table:table-cell>
          <table:table-cell office:value-type="float" office:value="205.60526844" table:style-name="ce1">
            <text:p>205.6052684</text:p>
          </table:table-cell>
          <table:table-cell office:value-type="float" office:value="5.9584916880299996" table:style-name="ce1">
            <text:p>5.958491688</text:p>
          </table:table-cell>
          <table:table-cell office:value-type="float" office:value="7.6999559457000002" table:style-name="ce1">
            <text:p>7.699955946</text:p>
          </table:table-cell>
          <table:table-cell office:value-type="float" office:value="-1.7414642576799999" table:style-name="ce1">
            <text:p>-1.741464258</text:p>
          </table:table-cell>
          <table:table-cell office:value-type="float" office:value="13.934293031499999" table:style-name="ce1">
            <text:p>13.93429303</text:p>
          </table:table-cell>
          <table:table-cell office:value-type="float" office:value="216.33409119640237" table:formula="of:=SQRT([.B94]^2+[.C94]^2+[.D94]^2)" table:style-name="ce4">
            <text:p>216.3340912</text:p>
          </table:table-cell>
          <table:table-cell office:value-type="float" office:value="7.3335512307274993" table:formula="of:=AVERAGE(ABS([.E94]);ABS( [.F94]);ABS([.G94]);ABS([.H94]))" table:style-name="ce1">
            <text:p>7.333551231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50.916040559999999" table:style-name="ce1">
            <text:p>50.91604056</text:p>
          </table:table-cell>
          <table:table-cell office:value-type="float" office:value="-70.122372589999998" table:style-name="ce1">
            <text:p>-70.12237259</text:p>
          </table:table-cell>
          <table:table-cell office:value-type="float" office:value="237.69694765" table:style-name="ce1">
            <text:p>237.6969477</text:p>
          </table:table-cell>
          <table:table-cell office:value-type="float" office:value="3.6863951649" table:style-name="ce1">
            <text:p>3.686395165</text:p>
          </table:table-cell>
          <table:table-cell office:value-type="float" office:value="4.6218775139100003" table:style-name="ce1">
            <text:p>4.621877514</text:p>
          </table:table-cell>
          <table:table-cell office:value-type="float" office:value="-0.93548234901399996" table:style-name="ce1">
            <text:p>-0.935482349</text:p>
          </table:table-cell>
          <table:table-cell office:value-type="float" office:value="9.6440646581500005" table:style-name="ce1">
            <text:p>9.644064658</text:p>
          </table:table-cell>
          <table:table-cell office:value-type="float" office:value="253.00084831099912" table:formula="of:=SQRT([.B95]^2+[.C95]^2+[.D95]^2)" table:style-name="ce4">
            <text:p>253.0008483</text:p>
          </table:table-cell>
          <table:table-cell office:value-type="float" office:value="4.7219549214935004" table:formula="of:=AVERAGE(ABS([.E95]);ABS( [.F95]);ABS([.G95]);ABS([.H95]))" table:style-name="ce1">
            <text:p>4.721954921</text:p>
          </table:table-cell>
          <table:table-cell table:number-columns-repeated="16374"/>
        </table:table-row>
        <table:table-row table:style-name="ro1">
          <table:table-cell table:number-columns-repeated="8" table:style-name="ce5"/>
          <table:table-cell table:style-name="ce6"/>
          <table:table-cell table:number-columns-repeated="16375" table:style-name="ce5"/>
        </table:table-row>
        <table:table-row table:number-rows-repeated="104848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khil</meta:initial-creator>
    <dc:creator>Nikhil</dc:creator>
    <meta:creation-date>2018-06-22T22:04:39Z</meta:creation-date>
    <dc:date>2018-06-28T04:41:52Z</dc:date>
    <meta:print-date>2018-06-28T04:19:21Z</meta:print-date>
    <meta:editing-cycles>2</meta:editing-cycles>
    <meta:editing-duration>PT97S</meta:editing-duration>
  </office:meta>
</office:document-meta>
</file>